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4.45pt"/>
    </style:style>
    <style:style style:name="co3" style:family="table-column">
      <style:table-column-properties fo:break-before="auto" style:column-width="344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obje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red</text:p>
          </table:table-cell>
          <table:table-cell table:formula="of:=COM.MICROSOFT.CONCAT([.B2];[.C2])" office:value-type="string" office:string-value="zerored" calcext:value-type="string">
            <text:p>zerored</text:p>
          </table:table-cell>
          <table:table-cell table:formula="of:= COM.MICROSOFT.CONCAT(&quot;require('../../assets/&quot;; [.D2];&quot;.png')&quot;)" office:value-type="string" office:string-value="require('../../assets/zerored.png')" calcext:value-type="string">
            <text:p>require('../../assets/zerored.png')</text:p>
          </table:table-cell>
          <table:table-cell table:formula="of:=COM.MICROSOFT.CONCAT(&quot;{ id: &quot;;[.A2] ;&quot;, name:'&quot;;[.D2];&quot;', source: &quot;;[.E2];&quot; },&quot;)" office:value-type="string" office:string-value="{ id: 1, name:'zerored', source: require('../../assets/zerored.png') }," calcext:value-type="string">
            <text:p>{ id: 1, name:'zerored', source: require('../../assets/zerored.png') }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red</text:p>
          </table:table-cell>
          <table:table-cell table:formula="of:=COM.MICROSOFT.CONCAT([.B3];[.C3])" office:value-type="string" office:string-value="onered" calcext:value-type="string">
            <text:p>onered</text:p>
          </table:table-cell>
          <table:table-cell table:formula="of:= COM.MICROSOFT.CONCAT(&quot;require('../../assets/&quot;; [.D3];&quot;.png')&quot;)" office:value-type="string" office:string-value="require('../../assets/onered.png')" calcext:value-type="string">
            <text:p>require('../../assets/onered.png')</text:p>
          </table:table-cell>
          <table:table-cell table:formula="of:=COM.MICROSOFT.CONCAT(&quot;{ id: &quot;;[.A3] ;&quot;, name:'&quot;;[.D3];&quot;', source: &quot;;[.E3];&quot; },&quot;)" office:value-type="string" office:string-value="{ id: 2, name:'onered', source: require('../../assets/onered.png') }," calcext:value-type="string">
            <text:p>{ id: 2, name:'onered', source: require('../../assets/onered.png') }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red</text:p>
          </table:table-cell>
          <table:table-cell table:formula="of:=COM.MICROSOFT.CONCAT([.B4];[.C4])" office:value-type="string" office:string-value="onered" calcext:value-type="string">
            <text:p>onered</text:p>
          </table:table-cell>
          <table:table-cell table:formula="of:= COM.MICROSOFT.CONCAT(&quot;require('../../assets/&quot;; [.D4];&quot;.png')&quot;)" office:value-type="string" office:string-value="require('../../assets/onered.png')" calcext:value-type="string">
            <text:p>require('../../assets/onered.png')</text:p>
          </table:table-cell>
          <table:table-cell table:formula="of:=COM.MICROSOFT.CONCAT(&quot;{ id: &quot;;[.A4] ;&quot;, name:'&quot;;[.D4];&quot;', source: &quot;;[.E4];&quot; },&quot;)" office:value-type="string" office:string-value="{ id: 3, name:'onered', source: require('../../assets/onered.png') }," calcext:value-type="string">
            <text:p>{ id: 3, name:'onered', source: require('../../assets/onered.png') }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red</text:p>
          </table:table-cell>
          <table:table-cell table:formula="of:=COM.MICROSOFT.CONCAT([.B5];[.C5])" office:value-type="string" office:string-value="twored" calcext:value-type="string">
            <text:p>twored</text:p>
          </table:table-cell>
          <table:table-cell table:formula="of:= COM.MICROSOFT.CONCAT(&quot;require('../../assets/&quot;; [.D5];&quot;.png')&quot;)" office:value-type="string" office:string-value="require('../../assets/twored.png')" calcext:value-type="string">
            <text:p>require('../../assets/twored.png')</text:p>
          </table:table-cell>
          <table:table-cell table:formula="of:=COM.MICROSOFT.CONCAT(&quot;{ id: &quot;;[.A5] ;&quot;, name:'&quot;;[.D5];&quot;', source: &quot;;[.E5];&quot; },&quot;)" office:value-type="string" office:string-value="{ id: 4, name:'twored', source: require('../../assets/twored.png') }," calcext:value-type="string">
            <text:p>{ id: 4, name:'twored', source: require('../../assets/twored.png') }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red</text:p>
          </table:table-cell>
          <table:table-cell table:formula="of:=COM.MICROSOFT.CONCAT([.B6];[.C6])" office:value-type="string" office:string-value="twored" calcext:value-type="string">
            <text:p>twored</text:p>
          </table:table-cell>
          <table:table-cell table:formula="of:= COM.MICROSOFT.CONCAT(&quot;require('../../assets/&quot;; [.D6];&quot;.png')&quot;)" office:value-type="string" office:string-value="require('../../assets/twored.png')" calcext:value-type="string">
            <text:p>require('../../assets/twored.png')</text:p>
          </table:table-cell>
          <table:table-cell table:formula="of:=COM.MICROSOFT.CONCAT(&quot;{ id: &quot;;[.A6] ;&quot;, name:'&quot;;[.D6];&quot;', source: &quot;;[.E6];&quot; },&quot;)" office:value-type="string" office:string-value="{ id: 5, name:'twored', source: require('../../assets/twored.png') }," calcext:value-type="string">
            <text:p>{ id: 5, name:'twored', source: require('../../assets/twored.png') }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red</text:p>
          </table:table-cell>
          <table:table-cell table:formula="of:=COM.MICROSOFT.CONCAT([.B7];[.C7])" office:value-type="string" office:string-value="threered" calcext:value-type="string">
            <text:p>threered</text:p>
          </table:table-cell>
          <table:table-cell table:formula="of:= COM.MICROSOFT.CONCAT(&quot;require('../../assets/&quot;; [.D7];&quot;.png')&quot;)" office:value-type="string" office:string-value="require('../../assets/threered.png')" calcext:value-type="string">
            <text:p>require('../../assets/threered.png')</text:p>
          </table:table-cell>
          <table:table-cell table:formula="of:=COM.MICROSOFT.CONCAT(&quot;{ id: &quot;;[.A7] ;&quot;, name:'&quot;;[.D7];&quot;', source: &quot;;[.E7];&quot; },&quot;)" office:value-type="string" office:string-value="{ id: 6, name:'threered', source: require('../../assets/threered.png') }," calcext:value-type="string">
            <text:p>{ id: 6, name:'threered', source: require('../../assets/threered.png') }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red</text:p>
          </table:table-cell>
          <table:table-cell table:formula="of:=COM.MICROSOFT.CONCAT([.B8];[.C8])" office:value-type="string" office:string-value="threered" calcext:value-type="string">
            <text:p>threered</text:p>
          </table:table-cell>
          <table:table-cell table:formula="of:= COM.MICROSOFT.CONCAT(&quot;require('../../assets/&quot;; [.D8];&quot;.png')&quot;)" office:value-type="string" office:string-value="require('../../assets/threered.png')" calcext:value-type="string">
            <text:p>require('../../assets/threered.png')</text:p>
          </table:table-cell>
          <table:table-cell table:formula="of:=COM.MICROSOFT.CONCAT(&quot;{ id: &quot;;[.A8] ;&quot;, name:'&quot;;[.D8];&quot;', source: &quot;;[.E8];&quot; },&quot;)" office:value-type="string" office:string-value="{ id: 7, name:'threered', source: require('../../assets/threered.png') }," calcext:value-type="string">
            <text:p>{ id: 7, name:'threered', source: require('../../assets/threered.png') }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red</text:p>
          </table:table-cell>
          <table:table-cell table:formula="of:=COM.MICROSOFT.CONCAT([.B9];[.C9])" office:value-type="string" office:string-value="fourred" calcext:value-type="string">
            <text:p>fourred</text:p>
          </table:table-cell>
          <table:table-cell table:formula="of:= COM.MICROSOFT.CONCAT(&quot;require('../../assets/&quot;; [.D9];&quot;.png')&quot;)" office:value-type="string" office:string-value="require('../../assets/fourred.png')" calcext:value-type="string">
            <text:p>require('../../assets/fourred.png')</text:p>
          </table:table-cell>
          <table:table-cell table:formula="of:=COM.MICROSOFT.CONCAT(&quot;{ id: &quot;;[.A9] ;&quot;, name:'&quot;;[.D9];&quot;', source: &quot;;[.E9];&quot; },&quot;)" office:value-type="string" office:string-value="{ id: 8, name:'fourred', source: require('../../assets/fourred.png') }," calcext:value-type="string">
            <text:p>{ id: 8, name:'fourred', source: require('../../assets/fourred.png') }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red</text:p>
          </table:table-cell>
          <table:table-cell table:formula="of:=COM.MICROSOFT.CONCAT([.B10];[.C10])" office:value-type="string" office:string-value="fourred" calcext:value-type="string">
            <text:p>fourred</text:p>
          </table:table-cell>
          <table:table-cell table:formula="of:= COM.MICROSOFT.CONCAT(&quot;require('../../assets/&quot;; [.D10];&quot;.png')&quot;)" office:value-type="string" office:string-value="require('../../assets/fourred.png')" calcext:value-type="string">
            <text:p>require('../../assets/fourred.png')</text:p>
          </table:table-cell>
          <table:table-cell table:formula="of:=COM.MICROSOFT.CONCAT(&quot;{ id: &quot;;[.A10] ;&quot;, name:'&quot;;[.D10];&quot;', source: &quot;;[.E10];&quot; },&quot;)" office:value-type="string" office:string-value="{ id: 9, name:'fourred', source: require('../../assets/fourred.png') }," calcext:value-type="string">
            <text:p>{ id: 9, name:'fourred', source: require('../../assets/fourred.png') }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red</text:p>
          </table:table-cell>
          <table:table-cell table:formula="of:=COM.MICROSOFT.CONCAT([.B11];[.C11])" office:value-type="string" office:string-value="fivered" calcext:value-type="string">
            <text:p>fivered</text:p>
          </table:table-cell>
          <table:table-cell table:formula="of:= COM.MICROSOFT.CONCAT(&quot;require('../../assets/&quot;; [.D11];&quot;.png')&quot;)" office:value-type="string" office:string-value="require('../../assets/fivered.png')" calcext:value-type="string">
            <text:p>require('../../assets/fivered.png')</text:p>
          </table:table-cell>
          <table:table-cell table:formula="of:=COM.MICROSOFT.CONCAT(&quot;{ id: &quot;;[.A11] ;&quot;, name:'&quot;;[.D11];&quot;', source: &quot;;[.E11];&quot; },&quot;)" office:value-type="string" office:string-value="{ id: 10, name:'fivered', source: require('../../assets/fivered.png') }," calcext:value-type="string">
            <text:p>{ id: 10, name:'fivered', source: require('../../assets/fivered.png') }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red</text:p>
          </table:table-cell>
          <table:table-cell table:formula="of:=COM.MICROSOFT.CONCAT([.B12];[.C12])" office:value-type="string" office:string-value="fivered" calcext:value-type="string">
            <text:p>fivered</text:p>
          </table:table-cell>
          <table:table-cell table:formula="of:= COM.MICROSOFT.CONCAT(&quot;require('../../assets/&quot;; [.D12];&quot;.png')&quot;)" office:value-type="string" office:string-value="require('../../assets/fivered.png')" calcext:value-type="string">
            <text:p>require('../../assets/fivered.png')</text:p>
          </table:table-cell>
          <table:table-cell table:formula="of:=COM.MICROSOFT.CONCAT(&quot;{ id: &quot;;[.A12] ;&quot;, name:'&quot;;[.D12];&quot;', source: &quot;;[.E12];&quot; },&quot;)" office:value-type="string" office:string-value="{ id: 11, name:'fivered', source: require('../../assets/fivered.png') }," calcext:value-type="string">
            <text:p>{ id: 11, name:'fivered', source: require('../../assets/fivered.png') }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red</text:p>
          </table:table-cell>
          <table:table-cell table:formula="of:=COM.MICROSOFT.CONCAT([.B13];[.C13])" office:value-type="string" office:string-value="sixred" calcext:value-type="string">
            <text:p>sixred</text:p>
          </table:table-cell>
          <table:table-cell table:formula="of:= COM.MICROSOFT.CONCAT(&quot;require('../../assets/&quot;; [.D13];&quot;.png')&quot;)" office:value-type="string" office:string-value="require('../../assets/sixred.png')" calcext:value-type="string">
            <text:p>require('../../assets/sixred.png')</text:p>
          </table:table-cell>
          <table:table-cell table:formula="of:=COM.MICROSOFT.CONCAT(&quot;{ id: &quot;;[.A13] ;&quot;, name:'&quot;;[.D13];&quot;', source: &quot;;[.E13];&quot; },&quot;)" office:value-type="string" office:string-value="{ id: 12, name:'sixred', source: require('../../assets/sixred.png') }," calcext:value-type="string">
            <text:p>{ id: 12, name:'sixred', source: require('../../assets/sixred.png') }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red</text:p>
          </table:table-cell>
          <table:table-cell table:formula="of:=COM.MICROSOFT.CONCAT([.B14];[.C14])" office:value-type="string" office:string-value="sixred" calcext:value-type="string">
            <text:p>sixred</text:p>
          </table:table-cell>
          <table:table-cell table:formula="of:= COM.MICROSOFT.CONCAT(&quot;require('../../assets/&quot;; [.D14];&quot;.png')&quot;)" office:value-type="string" office:string-value="require('../../assets/sixred.png')" calcext:value-type="string">
            <text:p>require('../../assets/sixred.png')</text:p>
          </table:table-cell>
          <table:table-cell table:formula="of:=COM.MICROSOFT.CONCAT(&quot;{ id: &quot;;[.A14] ;&quot;, name:'&quot;;[.D14];&quot;', source: &quot;;[.E14];&quot; },&quot;)" office:value-type="string" office:string-value="{ id: 13, name:'sixred', source: require('../../assets/sixred.png') }," calcext:value-type="string">
            <text:p>{ id: 13, name:'sixred', source: require('../../assets/sixred.png') }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red</text:p>
          </table:table-cell>
          <table:table-cell table:formula="of:=COM.MICROSOFT.CONCAT([.B15];[.C15])" office:value-type="string" office:string-value="sevenred" calcext:value-type="string">
            <text:p>sevenred</text:p>
          </table:table-cell>
          <table:table-cell table:formula="of:= COM.MICROSOFT.CONCAT(&quot;require('../../assets/&quot;; [.D15];&quot;.png')&quot;)" office:value-type="string" office:string-value="require('../../assets/sevenred.png')" calcext:value-type="string">
            <text:p>require('../../assets/sevenred.png')</text:p>
          </table:table-cell>
          <table:table-cell table:formula="of:=COM.MICROSOFT.CONCAT(&quot;{ id: &quot;;[.A15] ;&quot;, name:'&quot;;[.D15];&quot;', source: &quot;;[.E15];&quot; },&quot;)" office:value-type="string" office:string-value="{ id: 14, name:'sevenred', source: require('../../assets/sevenred.png') }," calcext:value-type="string">
            <text:p>{ id: 14, name:'sevenred', source: require('../../assets/sevenred.png') }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red</text:p>
          </table:table-cell>
          <table:table-cell table:formula="of:=COM.MICROSOFT.CONCAT([.B16];[.C16])" office:value-type="string" office:string-value="sevenred" calcext:value-type="string">
            <text:p>sevenred</text:p>
          </table:table-cell>
          <table:table-cell table:formula="of:= COM.MICROSOFT.CONCAT(&quot;require('../../assets/&quot;; [.D16];&quot;.png')&quot;)" office:value-type="string" office:string-value="require('../../assets/sevenred.png')" calcext:value-type="string">
            <text:p>require('../../assets/sevenred.png')</text:p>
          </table:table-cell>
          <table:table-cell table:formula="of:=COM.MICROSOFT.CONCAT(&quot;{ id: &quot;;[.A16] ;&quot;, name:'&quot;;[.D16];&quot;', source: &quot;;[.E16];&quot; },&quot;)" office:value-type="string" office:string-value="{ id: 15, name:'sevenred', source: require('../../assets/sevenred.png') }," calcext:value-type="string">
            <text:p>{ id: 15, name:'sevenred', source: require('../../assets/sevenred.png') }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red</text:p>
          </table:table-cell>
          <table:table-cell table:formula="of:=COM.MICROSOFT.CONCAT([.B17];[.C17])" office:value-type="string" office:string-value="eightred" calcext:value-type="string">
            <text:p>eightred</text:p>
          </table:table-cell>
          <table:table-cell table:formula="of:= COM.MICROSOFT.CONCAT(&quot;require('../../assets/&quot;; [.D17];&quot;.png')&quot;)" office:value-type="string" office:string-value="require('../../assets/eightred.png')" calcext:value-type="string">
            <text:p>require('../../assets/eightred.png')</text:p>
          </table:table-cell>
          <table:table-cell table:formula="of:=COM.MICROSOFT.CONCAT(&quot;{ id: &quot;;[.A17] ;&quot;, name:'&quot;;[.D17];&quot;', source: &quot;;[.E17];&quot; },&quot;)" office:value-type="string" office:string-value="{ id: 16, name:'eightred', source: require('../../assets/eightred.png') }," calcext:value-type="string">
            <text:p>{ id: 16, name:'eightred', source: require('../../assets/eightred.png') }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red</text:p>
          </table:table-cell>
          <table:table-cell table:formula="of:=COM.MICROSOFT.CONCAT([.B18];[.C18])" office:value-type="string" office:string-value="eightred" calcext:value-type="string">
            <text:p>eightred</text:p>
          </table:table-cell>
          <table:table-cell table:formula="of:= COM.MICROSOFT.CONCAT(&quot;require('../../assets/&quot;; [.D18];&quot;.png')&quot;)" office:value-type="string" office:string-value="require('../../assets/eightred.png')" calcext:value-type="string">
            <text:p>require('../../assets/eightred.png')</text:p>
          </table:table-cell>
          <table:table-cell table:formula="of:=COM.MICROSOFT.CONCAT(&quot;{ id: &quot;;[.A18] ;&quot;, name:'&quot;;[.D18];&quot;', source: &quot;;[.E18];&quot; },&quot;)" office:value-type="string" office:string-value="{ id: 17, name:'eightred', source: require('../../assets/eightred.png') }," calcext:value-type="string">
            <text:p>{ id: 17, name:'eightred', source: require('../../assets/eightred.png') }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red</text:p>
          </table:table-cell>
          <table:table-cell table:formula="of:=COM.MICROSOFT.CONCAT([.B19];[.C19])" office:value-type="string" office:string-value="ninered" calcext:value-type="string">
            <text:p>ninered</text:p>
          </table:table-cell>
          <table:table-cell table:formula="of:= COM.MICROSOFT.CONCAT(&quot;require('../../assets/&quot;; [.D19];&quot;.png')&quot;)" office:value-type="string" office:string-value="require('../../assets/ninered.png')" calcext:value-type="string">
            <text:p>require('../../assets/ninered.png')</text:p>
          </table:table-cell>
          <table:table-cell table:formula="of:=COM.MICROSOFT.CONCAT(&quot;{ id: &quot;;[.A19] ;&quot;, name:'&quot;;[.D19];&quot;', source: &quot;;[.E19];&quot; },&quot;)" office:value-type="string" office:string-value="{ id: 18, name:'ninered', source: require('../../assets/ninered.png') }," calcext:value-type="string">
            <text:p>{ id: 18, name:'ninered', source: require('../../assets/ninered.png') }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red</text:p>
          </table:table-cell>
          <table:table-cell table:formula="of:=COM.MICROSOFT.CONCAT([.B20];[.C20])" office:value-type="string" office:string-value="ninered" calcext:value-type="string">
            <text:p>ninered</text:p>
          </table:table-cell>
          <table:table-cell table:formula="of:= COM.MICROSOFT.CONCAT(&quot;require('../../assets/&quot;; [.D20];&quot;.png')&quot;)" office:value-type="string" office:string-value="require('../../assets/ninered.png')" calcext:value-type="string">
            <text:p>require('../../assets/ninered.png')</text:p>
          </table:table-cell>
          <table:table-cell table:formula="of:=COM.MICROSOFT.CONCAT(&quot;{ id: &quot;;[.A20] ;&quot;, name:'&quot;;[.D20];&quot;', source: &quot;;[.E20];&quot; },&quot;)" office:value-type="string" office:string-value="{ id: 19, name:'ninered', source: require('../../assets/ninered.png') }," calcext:value-type="string">
            <text:p>{ id: 19, name:'ninered', source: require('../../assets/ninered.png') }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rawtwo</text:p>
          </table:table-cell>
          <table:table-cell office:value-type="string" calcext:value-type="string">
            <text:p>red</text:p>
          </table:table-cell>
          <table:table-cell table:formula="of:=COM.MICROSOFT.CONCAT([.B21];[.C21])" office:value-type="string" office:string-value="drawtwored" calcext:value-type="string">
            <text:p>drawtwored</text:p>
          </table:table-cell>
          <table:table-cell table:formula="of:= COM.MICROSOFT.CONCAT(&quot;require('../../assets/&quot;; [.D21];&quot;.png')&quot;)" office:value-type="string" office:string-value="require('../../assets/drawtwored.png')" calcext:value-type="string">
            <text:p>require('../../assets/drawtwored.png')</text:p>
          </table:table-cell>
          <table:table-cell table:formula="of:=COM.MICROSOFT.CONCAT(&quot;{ id: &quot;;[.A21] ;&quot;, name:'&quot;;[.D21];&quot;', source: &quot;;[.E21];&quot; },&quot;)" office:value-type="string" office:string-value="{ id: 20, name:'drawtwored', source: require('../../assets/drawtwored.png') }," calcext:value-type="string">
            <text:p>{ id: 20, name:'drawtwored', source: require('../../assets/drawtwored.png') }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rawtwo</text:p>
          </table:table-cell>
          <table:table-cell office:value-type="string" calcext:value-type="string">
            <text:p>red</text:p>
          </table:table-cell>
          <table:table-cell table:formula="of:=COM.MICROSOFT.CONCAT([.B22];[.C22])" office:value-type="string" office:string-value="drawtwored" calcext:value-type="string">
            <text:p>drawtwored</text:p>
          </table:table-cell>
          <table:table-cell table:formula="of:= COM.MICROSOFT.CONCAT(&quot;require('../../assets/&quot;; [.D22];&quot;.png')&quot;)" office:value-type="string" office:string-value="require('../../assets/drawtwored.png')" calcext:value-type="string">
            <text:p>require('../../assets/drawtwored.png')</text:p>
          </table:table-cell>
          <table:table-cell table:formula="of:=COM.MICROSOFT.CONCAT(&quot;{ id: &quot;;[.A22] ;&quot;, name:'&quot;;[.D22];&quot;', source: &quot;;[.E22];&quot; },&quot;)" office:value-type="string" office:string-value="{ id: 21, name:'drawtwored', source: require('../../assets/drawtwored.png') }," calcext:value-type="string">
            <text:p>{ id: 21, name:'drawtwored', source: require('../../assets/drawtwored.png') }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ed</text:p>
          </table:table-cell>
          <table:table-cell table:formula="of:=COM.MICROSOFT.CONCAT([.B23];[.C23])" office:value-type="string" office:string-value="reversered" calcext:value-type="string">
            <text:p>reversered</text:p>
          </table:table-cell>
          <table:table-cell table:formula="of:= COM.MICROSOFT.CONCAT(&quot;require('../../assets/&quot;; [.D23];&quot;.png')&quot;)" office:value-type="string" office:string-value="require('../../assets/reversered.png')" calcext:value-type="string">
            <text:p>require('../../assets/reversered.png')</text:p>
          </table:table-cell>
          <table:table-cell table:formula="of:=COM.MICROSOFT.CONCAT(&quot;{ id: &quot;;[.A23] ;&quot;, name:'&quot;;[.D23];&quot;', source: &quot;;[.E23];&quot; },&quot;)" office:value-type="string" office:string-value="{ id: 22, name:'reversered', source: require('../../assets/reversered.png') }," calcext:value-type="string">
            <text:p>{ id: 22, name:'reversered', source: require('../../assets/reversered.png') }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ed</text:p>
          </table:table-cell>
          <table:table-cell table:formula="of:=COM.MICROSOFT.CONCAT([.B24];[.C24])" office:value-type="string" office:string-value="reversered" calcext:value-type="string">
            <text:p>reversered</text:p>
          </table:table-cell>
          <table:table-cell table:formula="of:= COM.MICROSOFT.CONCAT(&quot;require('../../assets/&quot;; [.D24];&quot;.png')&quot;)" office:value-type="string" office:string-value="require('../../assets/reversered.png')" calcext:value-type="string">
            <text:p>require('../../assets/reversered.png')</text:p>
          </table:table-cell>
          <table:table-cell table:formula="of:=COM.MICROSOFT.CONCAT(&quot;{ id: &quot;;[.A24] ;&quot;, name:'&quot;;[.D24];&quot;', source: &quot;;[.E24];&quot; },&quot;)" office:value-type="string" office:string-value="{ id: 23, name:'reversered', source: require('../../assets/reversered.png') }," calcext:value-type="string">
            <text:p>{ id: 23, name:'reversered', source: require('../../assets/reversered.png') }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red</text:p>
          </table:table-cell>
          <table:table-cell table:formula="of:=COM.MICROSOFT.CONCAT([.B25];[.C25])" office:value-type="string" office:string-value="skipred" calcext:value-type="string">
            <text:p>skipred</text:p>
          </table:table-cell>
          <table:table-cell table:formula="of:= COM.MICROSOFT.CONCAT(&quot;require('../../assets/&quot;; [.D25];&quot;.png')&quot;)" office:value-type="string" office:string-value="require('../../assets/skipred.png')" calcext:value-type="string">
            <text:p>require('../../assets/skipred.png')</text:p>
          </table:table-cell>
          <table:table-cell table:formula="of:=COM.MICROSOFT.CONCAT(&quot;{ id: &quot;;[.A25] ;&quot;, name:'&quot;;[.D25];&quot;', source: &quot;;[.E25];&quot; },&quot;)" office:value-type="string" office:string-value="{ id: 24, name:'skipred', source: require('../../assets/skipred.png') }," calcext:value-type="string">
            <text:p>{ id: 24, name:'skipred', source: require('../../assets/skipred.png') }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red</text:p>
          </table:table-cell>
          <table:table-cell table:formula="of:=COM.MICROSOFT.CONCAT([.B26];[.C26])" office:value-type="string" office:string-value="skipred" calcext:value-type="string">
            <text:p>skipred</text:p>
          </table:table-cell>
          <table:table-cell table:formula="of:= COM.MICROSOFT.CONCAT(&quot;require('../../assets/&quot;; [.D26];&quot;.png')&quot;)" office:value-type="string" office:string-value="require('../../assets/skipred.png')" calcext:value-type="string">
            <text:p>require('../../assets/skipred.png')</text:p>
          </table:table-cell>
          <table:table-cell table:formula="of:=COM.MICROSOFT.CONCAT(&quot;{ id: &quot;;[.A26] ;&quot;, name:'&quot;;[.D26];&quot;', source: &quot;;[.E26];&quot; },&quot;)" office:value-type="string" office:string-value="{ id: 25, name:'skipred', source: require('../../assets/skipred.png') }," calcext:value-type="string">
            <text:p>{ id: 25, name:'skipred', source: require('../../assets/skipred.png') }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yellow</text:p>
          </table:table-cell>
          <table:table-cell table:formula="of:=COM.MICROSOFT.CONCAT([.B27];[.C27])" office:value-type="string" office:string-value="zeroyellow" calcext:value-type="string">
            <text:p>zeroyellow</text:p>
          </table:table-cell>
          <table:table-cell table:formula="of:= COM.MICROSOFT.CONCAT(&quot;require('../../assets/&quot;; [.D27];&quot;.png')&quot;)" office:value-type="string" office:string-value="require('../../assets/zeroyellow.png')" calcext:value-type="string">
            <text:p>require('../../assets/zeroyellow.png')</text:p>
          </table:table-cell>
          <table:table-cell table:formula="of:=COM.MICROSOFT.CONCAT(&quot;{ id: &quot;;[.A27] ;&quot;, name:'&quot;;[.D27];&quot;', source: &quot;;[.E27];&quot; },&quot;)" office:value-type="string" office:string-value="{ id: 26, name:'zeroyellow', source: require('../../assets/zeroyellow.png') }," calcext:value-type="string">
            <text:p>{ id: 26, name:'zeroyellow', source: require('../../assets/zeroyellow.png') }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yellow</text:p>
          </table:table-cell>
          <table:table-cell table:formula="of:=COM.MICROSOFT.CONCAT([.B28];[.C28])" office:value-type="string" office:string-value="oneyellow" calcext:value-type="string">
            <text:p>oneyellow</text:p>
          </table:table-cell>
          <table:table-cell table:formula="of:= COM.MICROSOFT.CONCAT(&quot;require('../../assets/&quot;; [.D28];&quot;.png')&quot;)" office:value-type="string" office:string-value="require('../../assets/oneyellow.png')" calcext:value-type="string">
            <text:p>require('../../assets/oneyellow.png')</text:p>
          </table:table-cell>
          <table:table-cell table:formula="of:=COM.MICROSOFT.CONCAT(&quot;{ id: &quot;;[.A28] ;&quot;, name:'&quot;;[.D28];&quot;', source: &quot;;[.E28];&quot; },&quot;)" office:value-type="string" office:string-value="{ id: 27, name:'oneyellow', source: require('../../assets/oneyellow.png') }," calcext:value-type="string">
            <text:p>{ id: 27, name:'oneyellow', source: require('../../assets/oneyellow.png') }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yellow</text:p>
          </table:table-cell>
          <table:table-cell table:formula="of:=COM.MICROSOFT.CONCAT([.B29];[.C29])" office:value-type="string" office:string-value="oneyellow" calcext:value-type="string">
            <text:p>oneyellow</text:p>
          </table:table-cell>
          <table:table-cell table:formula="of:= COM.MICROSOFT.CONCAT(&quot;require('../../assets/&quot;; [.D29];&quot;.png')&quot;)" office:value-type="string" office:string-value="require('../../assets/oneyellow.png')" calcext:value-type="string">
            <text:p>require('../../assets/oneyellow.png')</text:p>
          </table:table-cell>
          <table:table-cell table:formula="of:=COM.MICROSOFT.CONCAT(&quot;{ id: &quot;;[.A29] ;&quot;, name:'&quot;;[.D29];&quot;', source: &quot;;[.E29];&quot; },&quot;)" office:value-type="string" office:string-value="{ id: 28, name:'oneyellow', source: require('../../assets/oneyellow.png') }," calcext:value-type="string">
            <text:p>{ id: 28, name:'oneyellow', source: require('../../assets/oneyellow.png') }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yellow</text:p>
          </table:table-cell>
          <table:table-cell table:formula="of:=COM.MICROSOFT.CONCAT([.B30];[.C30])" office:value-type="string" office:string-value="twoyellow" calcext:value-type="string">
            <text:p>twoyellow</text:p>
          </table:table-cell>
          <table:table-cell table:formula="of:= COM.MICROSOFT.CONCAT(&quot;require('../../assets/&quot;; [.D30];&quot;.png')&quot;)" office:value-type="string" office:string-value="require('../../assets/twoyellow.png')" calcext:value-type="string">
            <text:p>require('../../assets/twoyellow.png')</text:p>
          </table:table-cell>
          <table:table-cell table:formula="of:=COM.MICROSOFT.CONCAT(&quot;{ id: &quot;;[.A30] ;&quot;, name:'&quot;;[.D30];&quot;', source: &quot;;[.E30];&quot; },&quot;)" office:value-type="string" office:string-value="{ id: 29, name:'twoyellow', source: require('../../assets/twoyellow.png') }," calcext:value-type="string">
            <text:p>{ id: 29, name:'twoyellow', source: require('../../assets/twoyellow.png') }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yellow</text:p>
          </table:table-cell>
          <table:table-cell table:formula="of:=COM.MICROSOFT.CONCAT([.B31];[.C31])" office:value-type="string" office:string-value="twoyellow" calcext:value-type="string">
            <text:p>twoyellow</text:p>
          </table:table-cell>
          <table:table-cell table:formula="of:= COM.MICROSOFT.CONCAT(&quot;require('../../assets/&quot;; [.D31];&quot;.png')&quot;)" office:value-type="string" office:string-value="require('../../assets/twoyellow.png')" calcext:value-type="string">
            <text:p>require('../../assets/twoyellow.png')</text:p>
          </table:table-cell>
          <table:table-cell table:formula="of:=COM.MICROSOFT.CONCAT(&quot;{ id: &quot;;[.A31] ;&quot;, name:'&quot;;[.D31];&quot;', source: &quot;;[.E31];&quot; },&quot;)" office:value-type="string" office:string-value="{ id: 30, name:'twoyellow', source: require('../../assets/twoyellow.png') }," calcext:value-type="string">
            <text:p>{ id: 30, name:'twoyellow', source: require('../../assets/twoyellow.png') }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yellow</text:p>
          </table:table-cell>
          <table:table-cell table:formula="of:=COM.MICROSOFT.CONCAT([.B32];[.C32])" office:value-type="string" office:string-value="threeyellow" calcext:value-type="string">
            <text:p>threeyellow</text:p>
          </table:table-cell>
          <table:table-cell table:formula="of:= COM.MICROSOFT.CONCAT(&quot;require('../../assets/&quot;; [.D32];&quot;.png')&quot;)" office:value-type="string" office:string-value="require('../../assets/threeyellow.png')" calcext:value-type="string">
            <text:p>require('../../assets/threeyellow.png')</text:p>
          </table:table-cell>
          <table:table-cell table:formula="of:=COM.MICROSOFT.CONCAT(&quot;{ id: &quot;;[.A32] ;&quot;, name:'&quot;;[.D32];&quot;', source: &quot;;[.E32];&quot; },&quot;)" office:value-type="string" office:string-value="{ id: 31, name:'threeyellow', source: require('../../assets/threeyellow.png') }," calcext:value-type="string">
            <text:p>{ id: 31, name:'threeyellow', source: require('../../assets/threeyellow.png') }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yellow</text:p>
          </table:table-cell>
          <table:table-cell table:formula="of:=COM.MICROSOFT.CONCAT([.B33];[.C33])" office:value-type="string" office:string-value="threeyellow" calcext:value-type="string">
            <text:p>threeyellow</text:p>
          </table:table-cell>
          <table:table-cell table:formula="of:= COM.MICROSOFT.CONCAT(&quot;require('../../assets/&quot;; [.D33];&quot;.png')&quot;)" office:value-type="string" office:string-value="require('../../assets/threeyellow.png')" calcext:value-type="string">
            <text:p>require('../../assets/threeyellow.png')</text:p>
          </table:table-cell>
          <table:table-cell table:formula="of:=COM.MICROSOFT.CONCAT(&quot;{ id: &quot;;[.A33] ;&quot;, name:'&quot;;[.D33];&quot;', source: &quot;;[.E33];&quot; },&quot;)" office:value-type="string" office:string-value="{ id: 32, name:'threeyellow', source: require('../../assets/threeyellow.png') }," calcext:value-type="string">
            <text:p>{ id: 32, name:'threeyellow', source: require('../../assets/threeyellow.png') }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yellow</text:p>
          </table:table-cell>
          <table:table-cell table:formula="of:=COM.MICROSOFT.CONCAT([.B34];[.C34])" office:value-type="string" office:string-value="fouryellow" calcext:value-type="string">
            <text:p>fouryellow</text:p>
          </table:table-cell>
          <table:table-cell table:formula="of:= COM.MICROSOFT.CONCAT(&quot;require('../../assets/&quot;; [.D34];&quot;.png')&quot;)" office:value-type="string" office:string-value="require('../../assets/fouryellow.png')" calcext:value-type="string">
            <text:p>require('../../assets/fouryellow.png')</text:p>
          </table:table-cell>
          <table:table-cell table:formula="of:=COM.MICROSOFT.CONCAT(&quot;{ id: &quot;;[.A34] ;&quot;, name:'&quot;;[.D34];&quot;', source: &quot;;[.E34];&quot; },&quot;)" office:value-type="string" office:string-value="{ id: 33, name:'fouryellow', source: require('../../assets/fouryellow.png') }," calcext:value-type="string">
            <text:p>{ id: 33, name:'fouryellow', source: require('../../assets/fouryellow.png') }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yellow</text:p>
          </table:table-cell>
          <table:table-cell table:formula="of:=COM.MICROSOFT.CONCAT([.B35];[.C35])" office:value-type="string" office:string-value="fouryellow" calcext:value-type="string">
            <text:p>fouryellow</text:p>
          </table:table-cell>
          <table:table-cell table:formula="of:= COM.MICROSOFT.CONCAT(&quot;require('../../assets/&quot;; [.D35];&quot;.png')&quot;)" office:value-type="string" office:string-value="require('../../assets/fouryellow.png')" calcext:value-type="string">
            <text:p>require('../../assets/fouryellow.png')</text:p>
          </table:table-cell>
          <table:table-cell table:formula="of:=COM.MICROSOFT.CONCAT(&quot;{ id: &quot;;[.A35] ;&quot;, name:'&quot;;[.D35];&quot;', source: &quot;;[.E35];&quot; },&quot;)" office:value-type="string" office:string-value="{ id: 34, name:'fouryellow', source: require('../../assets/fouryellow.png') }," calcext:value-type="string">
            <text:p>{ id: 34, name:'fouryellow', source: require('../../assets/fouryellow.png') }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yellow</text:p>
          </table:table-cell>
          <table:table-cell table:formula="of:=COM.MICROSOFT.CONCAT([.B36];[.C36])" office:value-type="string" office:string-value="fiveyellow" calcext:value-type="string">
            <text:p>fiveyellow</text:p>
          </table:table-cell>
          <table:table-cell table:formula="of:= COM.MICROSOFT.CONCAT(&quot;require('../../assets/&quot;; [.D36];&quot;.png')&quot;)" office:value-type="string" office:string-value="require('../../assets/fiveyellow.png')" calcext:value-type="string">
            <text:p>require('../../assets/fiveyellow.png')</text:p>
          </table:table-cell>
          <table:table-cell table:formula="of:=COM.MICROSOFT.CONCAT(&quot;{ id: &quot;;[.A36] ;&quot;, name:'&quot;;[.D36];&quot;', source: &quot;;[.E36];&quot; },&quot;)" office:value-type="string" office:string-value="{ id: 35, name:'fiveyellow', source: require('../../assets/fiveyellow.png') }," calcext:value-type="string">
            <text:p>{ id: 35, name:'fiveyellow', source: require('../../assets/fiveyellow.png') }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yellow</text:p>
          </table:table-cell>
          <table:table-cell table:formula="of:=COM.MICROSOFT.CONCAT([.B37];[.C37])" office:value-type="string" office:string-value="fiveyellow" calcext:value-type="string">
            <text:p>fiveyellow</text:p>
          </table:table-cell>
          <table:table-cell table:formula="of:= COM.MICROSOFT.CONCAT(&quot;require('../../assets/&quot;; [.D37];&quot;.png')&quot;)" office:value-type="string" office:string-value="require('../../assets/fiveyellow.png')" calcext:value-type="string">
            <text:p>require('../../assets/fiveyellow.png')</text:p>
          </table:table-cell>
          <table:table-cell table:formula="of:=COM.MICROSOFT.CONCAT(&quot;{ id: &quot;;[.A37] ;&quot;, name:'&quot;;[.D37];&quot;', source: &quot;;[.E37];&quot; },&quot;)" office:value-type="string" office:string-value="{ id: 36, name:'fiveyellow', source: require('../../assets/fiveyellow.png') }," calcext:value-type="string">
            <text:p>{ id: 36, name:'fiveyellow', source: require('../../assets/fiveyellow.png') }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yellow</text:p>
          </table:table-cell>
          <table:table-cell table:formula="of:=COM.MICROSOFT.CONCAT([.B38];[.C38])" office:value-type="string" office:string-value="sixyellow" calcext:value-type="string">
            <text:p>sixyellow</text:p>
          </table:table-cell>
          <table:table-cell table:formula="of:= COM.MICROSOFT.CONCAT(&quot;require('../../assets/&quot;; [.D38];&quot;.png')&quot;)" office:value-type="string" office:string-value="require('../../assets/sixyellow.png')" calcext:value-type="string">
            <text:p>require('../../assets/sixyellow.png')</text:p>
          </table:table-cell>
          <table:table-cell table:formula="of:=COM.MICROSOFT.CONCAT(&quot;{ id: &quot;;[.A38] ;&quot;, name:'&quot;;[.D38];&quot;', source: &quot;;[.E38];&quot; },&quot;)" office:value-type="string" office:string-value="{ id: 37, name:'sixyellow', source: require('../../assets/sixyellow.png') }," calcext:value-type="string">
            <text:p>{ id: 37, name:'sixyellow', source: require('../../assets/sixyellow.png') }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yellow</text:p>
          </table:table-cell>
          <table:table-cell table:formula="of:=COM.MICROSOFT.CONCAT([.B39];[.C39])" office:value-type="string" office:string-value="sixyellow" calcext:value-type="string">
            <text:p>sixyellow</text:p>
          </table:table-cell>
          <table:table-cell table:formula="of:= COM.MICROSOFT.CONCAT(&quot;require('../../assets/&quot;; [.D39];&quot;.png')&quot;)" office:value-type="string" office:string-value="require('../../assets/sixyellow.png')" calcext:value-type="string">
            <text:p>require('../../assets/sixyellow.png')</text:p>
          </table:table-cell>
          <table:table-cell table:formula="of:=COM.MICROSOFT.CONCAT(&quot;{ id: &quot;;[.A39] ;&quot;, name:'&quot;;[.D39];&quot;', source: &quot;;[.E39];&quot; },&quot;)" office:value-type="string" office:string-value="{ id: 38, name:'sixyellow', source: require('../../assets/sixyellow.png') }," calcext:value-type="string">
            <text:p>{ id: 38, name:'sixyellow', source: require('../../assets/sixyellow.png') }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yellow</text:p>
          </table:table-cell>
          <table:table-cell table:formula="of:=COM.MICROSOFT.CONCAT([.B40];[.C40])" office:value-type="string" office:string-value="sevenyellow" calcext:value-type="string">
            <text:p>sevenyellow</text:p>
          </table:table-cell>
          <table:table-cell table:formula="of:= COM.MICROSOFT.CONCAT(&quot;require('../../assets/&quot;; [.D40];&quot;.png')&quot;)" office:value-type="string" office:string-value="require('../../assets/sevenyellow.png')" calcext:value-type="string">
            <text:p>require('../../assets/sevenyellow.png')</text:p>
          </table:table-cell>
          <table:table-cell table:formula="of:=COM.MICROSOFT.CONCAT(&quot;{ id: &quot;;[.A40] ;&quot;, name:'&quot;;[.D40];&quot;', source: &quot;;[.E40];&quot; },&quot;)" office:value-type="string" office:string-value="{ id: 39, name:'sevenyellow', source: require('../../assets/sevenyellow.png') }," calcext:value-type="string">
            <text:p>{ id: 39, name:'sevenyellow', source: require('../../assets/sevenyellow.png') }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yellow</text:p>
          </table:table-cell>
          <table:table-cell table:formula="of:=COM.MICROSOFT.CONCAT([.B41];[.C41])" office:value-type="string" office:string-value="sevenyellow" calcext:value-type="string">
            <text:p>sevenyellow</text:p>
          </table:table-cell>
          <table:table-cell table:formula="of:= COM.MICROSOFT.CONCAT(&quot;require('../../assets/&quot;; [.D41];&quot;.png')&quot;)" office:value-type="string" office:string-value="require('../../assets/sevenyellow.png')" calcext:value-type="string">
            <text:p>require('../../assets/sevenyellow.png')</text:p>
          </table:table-cell>
          <table:table-cell table:formula="of:=COM.MICROSOFT.CONCAT(&quot;{ id: &quot;;[.A41] ;&quot;, name:'&quot;;[.D41];&quot;', source: &quot;;[.E41];&quot; },&quot;)" office:value-type="string" office:string-value="{ id: 40, name:'sevenyellow', source: require('../../assets/sevenyellow.png') }," calcext:value-type="string">
            <text:p>{ id: 40, name:'sevenyellow', source: require('../../assets/sevenyellow.png') }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yellow</text:p>
          </table:table-cell>
          <table:table-cell table:formula="of:=COM.MICROSOFT.CONCAT([.B42];[.C42])" office:value-type="string" office:string-value="eightyellow" calcext:value-type="string">
            <text:p>eightyellow</text:p>
          </table:table-cell>
          <table:table-cell table:formula="of:= COM.MICROSOFT.CONCAT(&quot;require('../../assets/&quot;; [.D42];&quot;.png')&quot;)" office:value-type="string" office:string-value="require('../../assets/eightyellow.png')" calcext:value-type="string">
            <text:p>require('../../assets/eightyellow.png')</text:p>
          </table:table-cell>
          <table:table-cell table:formula="of:=COM.MICROSOFT.CONCAT(&quot;{ id: &quot;;[.A42] ;&quot;, name:'&quot;;[.D42];&quot;', source: &quot;;[.E42];&quot; },&quot;)" office:value-type="string" office:string-value="{ id: 41, name:'eightyellow', source: require('../../assets/eightyellow.png') }," calcext:value-type="string">
            <text:p>{ id: 41, name:'eightyellow', source: require('../../assets/eightyellow.png') }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yellow</text:p>
          </table:table-cell>
          <table:table-cell table:formula="of:=COM.MICROSOFT.CONCAT([.B43];[.C43])" office:value-type="string" office:string-value="eightyellow" calcext:value-type="string">
            <text:p>eightyellow</text:p>
          </table:table-cell>
          <table:table-cell table:formula="of:= COM.MICROSOFT.CONCAT(&quot;require('../../assets/&quot;; [.D43];&quot;.png')&quot;)" office:value-type="string" office:string-value="require('../../assets/eightyellow.png')" calcext:value-type="string">
            <text:p>require('../../assets/eightyellow.png')</text:p>
          </table:table-cell>
          <table:table-cell table:formula="of:=COM.MICROSOFT.CONCAT(&quot;{ id: &quot;;[.A43] ;&quot;, name:'&quot;;[.D43];&quot;', source: &quot;;[.E43];&quot; },&quot;)" office:value-type="string" office:string-value="{ id: 42, name:'eightyellow', source: require('../../assets/eightyellow.png') }," calcext:value-type="string">
            <text:p>{ id: 42, name:'eightyellow', source: require('../../assets/eightyellow.png') }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yellow</text:p>
          </table:table-cell>
          <table:table-cell table:formula="of:=COM.MICROSOFT.CONCAT([.B44];[.C44])" office:value-type="string" office:string-value="nineyellow" calcext:value-type="string">
            <text:p>nineyellow</text:p>
          </table:table-cell>
          <table:table-cell table:formula="of:= COM.MICROSOFT.CONCAT(&quot;require('../../assets/&quot;; [.D44];&quot;.png')&quot;)" office:value-type="string" office:string-value="require('../../assets/nineyellow.png')" calcext:value-type="string">
            <text:p>require('../../assets/nineyellow.png')</text:p>
          </table:table-cell>
          <table:table-cell table:formula="of:=COM.MICROSOFT.CONCAT(&quot;{ id: &quot;;[.A44] ;&quot;, name:'&quot;;[.D44];&quot;', source: &quot;;[.E44];&quot; },&quot;)" office:value-type="string" office:string-value="{ id: 43, name:'nineyellow', source: require('../../assets/nineyellow.png') }," calcext:value-type="string">
            <text:p>{ id: 43, name:'nineyellow', source: require('../../assets/nineyellow.png') }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yellow</text:p>
          </table:table-cell>
          <table:table-cell table:formula="of:=COM.MICROSOFT.CONCAT([.B45];[.C45])" office:value-type="string" office:string-value="nineyellow" calcext:value-type="string">
            <text:p>nineyellow</text:p>
          </table:table-cell>
          <table:table-cell table:formula="of:= COM.MICROSOFT.CONCAT(&quot;require('../../assets/&quot;; [.D45];&quot;.png')&quot;)" office:value-type="string" office:string-value="require('../../assets/nineyellow.png')" calcext:value-type="string">
            <text:p>require('../../assets/nineyellow.png')</text:p>
          </table:table-cell>
          <table:table-cell table:formula="of:=COM.MICROSOFT.CONCAT(&quot;{ id: &quot;;[.A45] ;&quot;, name:'&quot;;[.D45];&quot;', source: &quot;;[.E45];&quot; },&quot;)" office:value-type="string" office:string-value="{ id: 44, name:'nineyellow', source: require('../../assets/nineyellow.png') }," calcext:value-type="string">
            <text:p>{ id: 44, name:'nineyellow', source: require('../../assets/nineyellow.png') }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rawtwo</text:p>
          </table:table-cell>
          <table:table-cell office:value-type="string" calcext:value-type="string">
            <text:p>yellow</text:p>
          </table:table-cell>
          <table:table-cell table:formula="of:=COM.MICROSOFT.CONCAT([.B46];[.C46])" office:value-type="string" office:string-value="drawtwoyellow" calcext:value-type="string">
            <text:p>drawtwoyellow</text:p>
          </table:table-cell>
          <table:table-cell table:formula="of:= COM.MICROSOFT.CONCAT(&quot;require('../../assets/&quot;; [.D46];&quot;.png')&quot;)" office:value-type="string" office:string-value="require('../../assets/drawtwoyellow.png')" calcext:value-type="string">
            <text:p>require('../../assets/drawtwoyellow.png')</text:p>
          </table:table-cell>
          <table:table-cell table:formula="of:=COM.MICROSOFT.CONCAT(&quot;{ id: &quot;;[.A46] ;&quot;, name:'&quot;;[.D46];&quot;', source: &quot;;[.E46];&quot; },&quot;)" office:value-type="string" office:string-value="{ id: 45, name:'drawtwoyellow', source: require('../../assets/drawtwoyellow.png') }," calcext:value-type="string">
            <text:p>{ id: 45, name:'drawtwoyellow', source: require('../../assets/drawtwoyellow.png') }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rawtwo</text:p>
          </table:table-cell>
          <table:table-cell office:value-type="string" calcext:value-type="string">
            <text:p>yellow</text:p>
          </table:table-cell>
          <table:table-cell table:formula="of:=COM.MICROSOFT.CONCAT([.B47];[.C47])" office:value-type="string" office:string-value="drawtwoyellow" calcext:value-type="string">
            <text:p>drawtwoyellow</text:p>
          </table:table-cell>
          <table:table-cell table:formula="of:= COM.MICROSOFT.CONCAT(&quot;require('../../assets/&quot;; [.D47];&quot;.png')&quot;)" office:value-type="string" office:string-value="require('../../assets/drawtwoyellow.png')" calcext:value-type="string">
            <text:p>require('../../assets/drawtwoyellow.png')</text:p>
          </table:table-cell>
          <table:table-cell table:formula="of:=COM.MICROSOFT.CONCAT(&quot;{ id: &quot;;[.A47] ;&quot;, name:'&quot;;[.D47];&quot;', source: &quot;;[.E47];&quot; },&quot;)" office:value-type="string" office:string-value="{ id: 46, name:'drawtwoyellow', source: require('../../assets/drawtwoyellow.png') }," calcext:value-type="string">
            <text:p>{ id: 46, name:'drawtwoyellow', source: require('../../assets/drawtwoyellow.png') }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yellow</text:p>
          </table:table-cell>
          <table:table-cell table:formula="of:=COM.MICROSOFT.CONCAT([.B48];[.C48])" office:value-type="string" office:string-value="reverseyellow" calcext:value-type="string">
            <text:p>reverseyellow</text:p>
          </table:table-cell>
          <table:table-cell table:formula="of:= COM.MICROSOFT.CONCAT(&quot;require('../../assets/&quot;; [.D48];&quot;.png')&quot;)" office:value-type="string" office:string-value="require('../../assets/reverseyellow.png')" calcext:value-type="string">
            <text:p>require('../../assets/reverseyellow.png')</text:p>
          </table:table-cell>
          <table:table-cell table:formula="of:=COM.MICROSOFT.CONCAT(&quot;{ id: &quot;;[.A48] ;&quot;, name:'&quot;;[.D48];&quot;', source: &quot;;[.E48];&quot; },&quot;)" office:value-type="string" office:string-value="{ id: 47, name:'reverseyellow', source: require('../../assets/reverseyellow.png') }," calcext:value-type="string">
            <text:p>{ id: 47, name:'reverseyellow', source: require('../../assets/reverseyellow.png') }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yellow</text:p>
          </table:table-cell>
          <table:table-cell table:formula="of:=COM.MICROSOFT.CONCAT([.B49];[.C49])" office:value-type="string" office:string-value="reverseyellow" calcext:value-type="string">
            <text:p>reverseyellow</text:p>
          </table:table-cell>
          <table:table-cell table:formula="of:= COM.MICROSOFT.CONCAT(&quot;require('../../assets/&quot;; [.D49];&quot;.png')&quot;)" office:value-type="string" office:string-value="require('../../assets/reverseyellow.png')" calcext:value-type="string">
            <text:p>require('../../assets/reverseyellow.png')</text:p>
          </table:table-cell>
          <table:table-cell table:formula="of:=COM.MICROSOFT.CONCAT(&quot;{ id: &quot;;[.A49] ;&quot;, name:'&quot;;[.D49];&quot;', source: &quot;;[.E49];&quot; },&quot;)" office:value-type="string" office:string-value="{ id: 48, name:'reverseyellow', source: require('../../assets/reverseyellow.png') }," calcext:value-type="string">
            <text:p>{ id: 48, name:'reverseyellow', source: require('../../assets/reverseyellow.png') }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yellow</text:p>
          </table:table-cell>
          <table:table-cell table:formula="of:=COM.MICROSOFT.CONCAT([.B50];[.C50])" office:value-type="string" office:string-value="skipyellow" calcext:value-type="string">
            <text:p>skipyellow</text:p>
          </table:table-cell>
          <table:table-cell table:formula="of:= COM.MICROSOFT.CONCAT(&quot;require('../../assets/&quot;; [.D50];&quot;.png')&quot;)" office:value-type="string" office:string-value="require('../../assets/skipyellow.png')" calcext:value-type="string">
            <text:p>require('../../assets/skipyellow.png')</text:p>
          </table:table-cell>
          <table:table-cell table:formula="of:=COM.MICROSOFT.CONCAT(&quot;{ id: &quot;;[.A50] ;&quot;, name:'&quot;;[.D50];&quot;', source: &quot;;[.E50];&quot; },&quot;)" office:value-type="string" office:string-value="{ id: 49, name:'skipyellow', source: require('../../assets/skipyellow.png') }," calcext:value-type="string">
            <text:p>{ id: 49, name:'skipyellow', source: require('../../assets/skipyellow.png') }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yellow</text:p>
          </table:table-cell>
          <table:table-cell table:formula="of:=COM.MICROSOFT.CONCAT([.B51];[.C51])" office:value-type="string" office:string-value="skipyellow" calcext:value-type="string">
            <text:p>skipyellow</text:p>
          </table:table-cell>
          <table:table-cell table:formula="of:= COM.MICROSOFT.CONCAT(&quot;require('../../assets/&quot;; [.D51];&quot;.png')&quot;)" office:value-type="string" office:string-value="require('../../assets/skipyellow.png')" calcext:value-type="string">
            <text:p>require('../../assets/skipyellow.png')</text:p>
          </table:table-cell>
          <table:table-cell table:formula="of:=COM.MICROSOFT.CONCAT(&quot;{ id: &quot;;[.A51] ;&quot;, name:'&quot;;[.D51];&quot;', source: &quot;;[.E51];&quot; },&quot;)" office:value-type="string" office:string-value="{ id: 50, name:'skipyellow', source: require('../../assets/skipyellow.png') }," calcext:value-type="string">
            <text:p>{ id: 50, name:'skipyellow', source: require('../../assets/skipyellow.png') }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lue</text:p>
          </table:table-cell>
          <table:table-cell table:formula="of:=COM.MICROSOFT.CONCAT([.B52];[.C52])" office:value-type="string" office:string-value="zeroblue" calcext:value-type="string">
            <text:p>zeroblue</text:p>
          </table:table-cell>
          <table:table-cell table:formula="of:= COM.MICROSOFT.CONCAT(&quot;require('../../assets/&quot;; [.D52];&quot;.png')&quot;)" office:value-type="string" office:string-value="require('../../assets/zeroblue.png')" calcext:value-type="string">
            <text:p>require('../../assets/zeroblue.png')</text:p>
          </table:table-cell>
          <table:table-cell table:formula="of:=COM.MICROSOFT.CONCAT(&quot;{ id: &quot;;[.A52] ;&quot;, name:'&quot;;[.D52];&quot;', source: &quot;;[.E52];&quot; },&quot;)" office:value-type="string" office:string-value="{ id: 51, name:'zeroblue', source: require('../../assets/zeroblue.png') }," calcext:value-type="string">
            <text:p>{ id: 51, name:'zeroblue', source: require('../../assets/zeroblue.png') }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blue</text:p>
          </table:table-cell>
          <table:table-cell table:formula="of:=COM.MICROSOFT.CONCAT([.B53];[.C53])" office:value-type="string" office:string-value="oneblue" calcext:value-type="string">
            <text:p>oneblue</text:p>
          </table:table-cell>
          <table:table-cell table:formula="of:= COM.MICROSOFT.CONCAT(&quot;require('../../assets/&quot;; [.D53];&quot;.png')&quot;)" office:value-type="string" office:string-value="require('../../assets/oneblue.png')" calcext:value-type="string">
            <text:p>require('../../assets/oneblue.png')</text:p>
          </table:table-cell>
          <table:table-cell table:formula="of:=COM.MICROSOFT.CONCAT(&quot;{ id: &quot;;[.A53] ;&quot;, name:'&quot;;[.D53];&quot;', source: &quot;;[.E53];&quot; },&quot;)" office:value-type="string" office:string-value="{ id: 52, name:'oneblue', source: require('../../assets/oneblue.png') }," calcext:value-type="string">
            <text:p>{ id: 52, name:'oneblue', source: require('../../assets/oneblue.png') }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blue</text:p>
          </table:table-cell>
          <table:table-cell table:formula="of:=COM.MICROSOFT.CONCAT([.B54];[.C54])" office:value-type="string" office:string-value="oneblue" calcext:value-type="string">
            <text:p>oneblue</text:p>
          </table:table-cell>
          <table:table-cell table:formula="of:= COM.MICROSOFT.CONCAT(&quot;require('../../assets/&quot;; [.D54];&quot;.png')&quot;)" office:value-type="string" office:string-value="require('../../assets/oneblue.png')" calcext:value-type="string">
            <text:p>require('../../assets/oneblue.png')</text:p>
          </table:table-cell>
          <table:table-cell table:formula="of:=COM.MICROSOFT.CONCAT(&quot;{ id: &quot;;[.A54] ;&quot;, name:'&quot;;[.D54];&quot;', source: &quot;;[.E54];&quot; },&quot;)" office:value-type="string" office:string-value="{ id: 53, name:'oneblue', source: require('../../assets/oneblue.png') }," calcext:value-type="string">
            <text:p>{ id: 53, name:'oneblue', source: require('../../assets/oneblue.png') }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blue</text:p>
          </table:table-cell>
          <table:table-cell table:formula="of:=COM.MICROSOFT.CONCAT([.B55];[.C55])" office:value-type="string" office:string-value="twoblue" calcext:value-type="string">
            <text:p>twoblue</text:p>
          </table:table-cell>
          <table:table-cell table:formula="of:= COM.MICROSOFT.CONCAT(&quot;require('../../assets/&quot;; [.D55];&quot;.png')&quot;)" office:value-type="string" office:string-value="require('../../assets/twoblue.png')" calcext:value-type="string">
            <text:p>require('../../assets/twoblue.png')</text:p>
          </table:table-cell>
          <table:table-cell table:formula="of:=COM.MICROSOFT.CONCAT(&quot;{ id: &quot;;[.A55] ;&quot;, name:'&quot;;[.D55];&quot;', source: &quot;;[.E55];&quot; },&quot;)" office:value-type="string" office:string-value="{ id: 54, name:'twoblue', source: require('../../assets/twoblue.png') }," calcext:value-type="string">
            <text:p>{ id: 54, name:'twoblue', source: require('../../assets/twoblue.png') }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blue</text:p>
          </table:table-cell>
          <table:table-cell table:formula="of:=COM.MICROSOFT.CONCAT([.B56];[.C56])" office:value-type="string" office:string-value="twoblue" calcext:value-type="string">
            <text:p>twoblue</text:p>
          </table:table-cell>
          <table:table-cell table:formula="of:= COM.MICROSOFT.CONCAT(&quot;require('../../assets/&quot;; [.D56];&quot;.png')&quot;)" office:value-type="string" office:string-value="require('../../assets/twoblue.png')" calcext:value-type="string">
            <text:p>require('../../assets/twoblue.png')</text:p>
          </table:table-cell>
          <table:table-cell table:formula="of:=COM.MICROSOFT.CONCAT(&quot;{ id: &quot;;[.A56] ;&quot;, name:'&quot;;[.D56];&quot;', source: &quot;;[.E56];&quot; },&quot;)" office:value-type="string" office:string-value="{ id: 55, name:'twoblue', source: require('../../assets/twoblue.png') }," calcext:value-type="string">
            <text:p>{ id: 55, name:'twoblue', source: require('../../assets/twoblue.png') }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lue</text:p>
          </table:table-cell>
          <table:table-cell table:formula="of:=COM.MICROSOFT.CONCAT([.B57];[.C57])" office:value-type="string" office:string-value="threeblue" calcext:value-type="string">
            <text:p>threeblue</text:p>
          </table:table-cell>
          <table:table-cell table:formula="of:= COM.MICROSOFT.CONCAT(&quot;require('../../assets/&quot;; [.D57];&quot;.png')&quot;)" office:value-type="string" office:string-value="require('../../assets/threeblue.png')" calcext:value-type="string">
            <text:p>require('../../assets/threeblue.png')</text:p>
          </table:table-cell>
          <table:table-cell table:formula="of:=COM.MICROSOFT.CONCAT(&quot;{ id: &quot;;[.A57] ;&quot;, name:'&quot;;[.D57];&quot;', source: &quot;;[.E57];&quot; },&quot;)" office:value-type="string" office:string-value="{ id: 56, name:'threeblue', source: require('../../assets/threeblue.png') }," calcext:value-type="string">
            <text:p>{ id: 56, name:'threeblue', source: require('../../assets/threeblue.png') }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lue</text:p>
          </table:table-cell>
          <table:table-cell table:formula="of:=COM.MICROSOFT.CONCAT([.B58];[.C58])" office:value-type="string" office:string-value="threeblue" calcext:value-type="string">
            <text:p>threeblue</text:p>
          </table:table-cell>
          <table:table-cell table:formula="of:= COM.MICROSOFT.CONCAT(&quot;require('../../assets/&quot;; [.D58];&quot;.png')&quot;)" office:value-type="string" office:string-value="require('../../assets/threeblue.png')" calcext:value-type="string">
            <text:p>require('../../assets/threeblue.png')</text:p>
          </table:table-cell>
          <table:table-cell table:formula="of:=COM.MICROSOFT.CONCAT(&quot;{ id: &quot;;[.A58] ;&quot;, name:'&quot;;[.D58];&quot;', source: &quot;;[.E58];&quot; },&quot;)" office:value-type="string" office:string-value="{ id: 57, name:'threeblue', source: require('../../assets/threeblue.png') }," calcext:value-type="string">
            <text:p>{ id: 57, name:'threeblue', source: require('../../assets/threeblue.png') }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blue</text:p>
          </table:table-cell>
          <table:table-cell table:formula="of:=COM.MICROSOFT.CONCAT([.B59];[.C59])" office:value-type="string" office:string-value="fourblue" calcext:value-type="string">
            <text:p>fourblue</text:p>
          </table:table-cell>
          <table:table-cell table:formula="of:= COM.MICROSOFT.CONCAT(&quot;require('../../assets/&quot;; [.D59];&quot;.png')&quot;)" office:value-type="string" office:string-value="require('../../assets/fourblue.png')" calcext:value-type="string">
            <text:p>require('../../assets/fourblue.png')</text:p>
          </table:table-cell>
          <table:table-cell table:formula="of:=COM.MICROSOFT.CONCAT(&quot;{ id: &quot;;[.A59] ;&quot;, name:'&quot;;[.D59];&quot;', source: &quot;;[.E59];&quot; },&quot;)" office:value-type="string" office:string-value="{ id: 58, name:'fourblue', source: require('../../assets/fourblue.png') }," calcext:value-type="string">
            <text:p>{ id: 58, name:'fourblue', source: require('../../assets/fourblue.png') }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blue</text:p>
          </table:table-cell>
          <table:table-cell table:formula="of:=COM.MICROSOFT.CONCAT([.B60];[.C60])" office:value-type="string" office:string-value="fourblue" calcext:value-type="string">
            <text:p>fourblue</text:p>
          </table:table-cell>
          <table:table-cell table:formula="of:= COM.MICROSOFT.CONCAT(&quot;require('../../assets/&quot;; [.D60];&quot;.png')&quot;)" office:value-type="string" office:string-value="require('../../assets/fourblue.png')" calcext:value-type="string">
            <text:p>require('../../assets/fourblue.png')</text:p>
          </table:table-cell>
          <table:table-cell table:formula="of:=COM.MICROSOFT.CONCAT(&quot;{ id: &quot;;[.A60] ;&quot;, name:'&quot;;[.D60];&quot;', source: &quot;;[.E60];&quot; },&quot;)" office:value-type="string" office:string-value="{ id: 59, name:'fourblue', source: require('../../assets/fourblue.png') }," calcext:value-type="string">
            <text:p>{ id: 59, name:'fourblue', source: require('../../assets/fourblue.png') }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blue</text:p>
          </table:table-cell>
          <table:table-cell table:formula="of:=COM.MICROSOFT.CONCAT([.B61];[.C61])" office:value-type="string" office:string-value="fiveblue" calcext:value-type="string">
            <text:p>fiveblue</text:p>
          </table:table-cell>
          <table:table-cell table:formula="of:= COM.MICROSOFT.CONCAT(&quot;require('../../assets/&quot;; [.D61];&quot;.png')&quot;)" office:value-type="string" office:string-value="require('../../assets/fiveblue.png')" calcext:value-type="string">
            <text:p>require('../../assets/fiveblue.png')</text:p>
          </table:table-cell>
          <table:table-cell table:formula="of:=COM.MICROSOFT.CONCAT(&quot;{ id: &quot;;[.A61] ;&quot;, name:'&quot;;[.D61];&quot;', source: &quot;;[.E61];&quot; },&quot;)" office:value-type="string" office:string-value="{ id: 60, name:'fiveblue', source: require('../../assets/fiveblue.png') }," calcext:value-type="string">
            <text:p>{ id: 60, name:'fiveblue', source: require('../../assets/fiveblue.png') }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blue</text:p>
          </table:table-cell>
          <table:table-cell table:formula="of:=COM.MICROSOFT.CONCAT([.B62];[.C62])" office:value-type="string" office:string-value="fiveblue" calcext:value-type="string">
            <text:p>fiveblue</text:p>
          </table:table-cell>
          <table:table-cell table:formula="of:= COM.MICROSOFT.CONCAT(&quot;require('../../assets/&quot;; [.D62];&quot;.png')&quot;)" office:value-type="string" office:string-value="require('../../assets/fiveblue.png')" calcext:value-type="string">
            <text:p>require('../../assets/fiveblue.png')</text:p>
          </table:table-cell>
          <table:table-cell table:formula="of:=COM.MICROSOFT.CONCAT(&quot;{ id: &quot;;[.A62] ;&quot;, name:'&quot;;[.D62];&quot;', source: &quot;;[.E62];&quot; },&quot;)" office:value-type="string" office:string-value="{ id: 61, name:'fiveblue', source: require('../../assets/fiveblue.png') }," calcext:value-type="string">
            <text:p>{ id: 61, name:'fiveblue', source: require('../../assets/fiveblue.png') }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blue</text:p>
          </table:table-cell>
          <table:table-cell table:formula="of:=COM.MICROSOFT.CONCAT([.B63];[.C63])" office:value-type="string" office:string-value="sixblue" calcext:value-type="string">
            <text:p>sixblue</text:p>
          </table:table-cell>
          <table:table-cell table:formula="of:= COM.MICROSOFT.CONCAT(&quot;require('../../assets/&quot;; [.D63];&quot;.png')&quot;)" office:value-type="string" office:string-value="require('../../assets/sixblue.png')" calcext:value-type="string">
            <text:p>require('../../assets/sixblue.png')</text:p>
          </table:table-cell>
          <table:table-cell table:formula="of:=COM.MICROSOFT.CONCAT(&quot;{ id: &quot;;[.A63] ;&quot;, name:'&quot;;[.D63];&quot;', source: &quot;;[.E63];&quot; },&quot;)" office:value-type="string" office:string-value="{ id: 62, name:'sixblue', source: require('../../assets/sixblue.png') }," calcext:value-type="string">
            <text:p>{ id: 62, name:'sixblue', source: require('../../assets/sixblue.png') }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blue</text:p>
          </table:table-cell>
          <table:table-cell table:formula="of:=COM.MICROSOFT.CONCAT([.B64];[.C64])" office:value-type="string" office:string-value="sixblue" calcext:value-type="string">
            <text:p>sixblue</text:p>
          </table:table-cell>
          <table:table-cell table:formula="of:= COM.MICROSOFT.CONCAT(&quot;require('../../assets/&quot;; [.D64];&quot;.png')&quot;)" office:value-type="string" office:string-value="require('../../assets/sixblue.png')" calcext:value-type="string">
            <text:p>require('../../assets/sixblue.png')</text:p>
          </table:table-cell>
          <table:table-cell table:formula="of:=COM.MICROSOFT.CONCAT(&quot;{ id: &quot;;[.A64] ;&quot;, name:'&quot;;[.D64];&quot;', source: &quot;;[.E64];&quot; },&quot;)" office:value-type="string" office:string-value="{ id: 63, name:'sixblue', source: require('../../assets/sixblue.png') }," calcext:value-type="string">
            <text:p>{ id: 63, name:'sixblue', source: require('../../assets/sixblue.png') }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blue</text:p>
          </table:table-cell>
          <table:table-cell table:formula="of:=COM.MICROSOFT.CONCAT([.B65];[.C65])" office:value-type="string" office:string-value="sevenblue" calcext:value-type="string">
            <text:p>sevenblue</text:p>
          </table:table-cell>
          <table:table-cell table:formula="of:= COM.MICROSOFT.CONCAT(&quot;require('../../assets/&quot;; [.D65];&quot;.png')&quot;)" office:value-type="string" office:string-value="require('../../assets/sevenblue.png')" calcext:value-type="string">
            <text:p>require('../../assets/sevenblue.png')</text:p>
          </table:table-cell>
          <table:table-cell table:formula="of:=COM.MICROSOFT.CONCAT(&quot;{ id: &quot;;[.A65] ;&quot;, name:'&quot;;[.D65];&quot;', source: &quot;;[.E65];&quot; },&quot;)" office:value-type="string" office:string-value="{ id: 64, name:'sevenblue', source: require('../../assets/sevenblue.png') }," calcext:value-type="string">
            <text:p>{ id: 64, name:'sevenblue', source: require('../../assets/sevenblue.png') }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blue</text:p>
          </table:table-cell>
          <table:table-cell table:formula="of:=COM.MICROSOFT.CONCAT([.B66];[.C66])" office:value-type="string" office:string-value="sevenblue" calcext:value-type="string">
            <text:p>sevenblue</text:p>
          </table:table-cell>
          <table:table-cell table:formula="of:= COM.MICROSOFT.CONCAT(&quot;require('../../assets/&quot;; [.D66];&quot;.png')&quot;)" office:value-type="string" office:string-value="require('../../assets/sevenblue.png')" calcext:value-type="string">
            <text:p>require('../../assets/sevenblue.png')</text:p>
          </table:table-cell>
          <table:table-cell table:formula="of:=COM.MICROSOFT.CONCAT(&quot;{ id: &quot;;[.A66] ;&quot;, name:'&quot;;[.D66];&quot;', source: &quot;;[.E66];&quot; },&quot;)" office:value-type="string" office:string-value="{ id: 65, name:'sevenblue', source: require('../../assets/sevenblue.png') }," calcext:value-type="string">
            <text:p>{ id: 65, name:'sevenblue', source: require('../../assets/sevenblue.png') }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blue</text:p>
          </table:table-cell>
          <table:table-cell table:formula="of:=COM.MICROSOFT.CONCAT([.B67];[.C67])" office:value-type="string" office:string-value="eightblue" calcext:value-type="string">
            <text:p>eightblue</text:p>
          </table:table-cell>
          <table:table-cell table:formula="of:= COM.MICROSOFT.CONCAT(&quot;require('../../assets/&quot;; [.D67];&quot;.png')&quot;)" office:value-type="string" office:string-value="require('../../assets/eightblue.png')" calcext:value-type="string">
            <text:p>require('../../assets/eightblue.png')</text:p>
          </table:table-cell>
          <table:table-cell table:formula="of:=COM.MICROSOFT.CONCAT(&quot;{ id: &quot;;[.A67] ;&quot;, name:'&quot;;[.D67];&quot;', source: &quot;;[.E67];&quot; },&quot;)" office:value-type="string" office:string-value="{ id: 66, name:'eightblue', source: require('../../assets/eightblue.png') }," calcext:value-type="string">
            <text:p>{ id: 66, name:'eightblue', source: require('../../assets/eightblue.png') }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blue</text:p>
          </table:table-cell>
          <table:table-cell table:formula="of:=COM.MICROSOFT.CONCAT([.B68];[.C68])" office:value-type="string" office:string-value="eightblue" calcext:value-type="string">
            <text:p>eightblue</text:p>
          </table:table-cell>
          <table:table-cell table:formula="of:= COM.MICROSOFT.CONCAT(&quot;require('../../assets/&quot;; [.D68];&quot;.png')&quot;)" office:value-type="string" office:string-value="require('../../assets/eightblue.png')" calcext:value-type="string">
            <text:p>require('../../assets/eightblue.png')</text:p>
          </table:table-cell>
          <table:table-cell table:formula="of:=COM.MICROSOFT.CONCAT(&quot;{ id: &quot;;[.A68] ;&quot;, name:'&quot;;[.D68];&quot;', source: &quot;;[.E68];&quot; },&quot;)" office:value-type="string" office:string-value="{ id: 67, name:'eightblue', source: require('../../assets/eightblue.png') }," calcext:value-type="string">
            <text:p>{ id: 67, name:'eightblue', source: require('../../assets/eightblue.png') },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blue</text:p>
          </table:table-cell>
          <table:table-cell table:formula="of:=COM.MICROSOFT.CONCAT([.B69];[.C69])" office:value-type="string" office:string-value="nineblue" calcext:value-type="string">
            <text:p>nineblue</text:p>
          </table:table-cell>
          <table:table-cell table:formula="of:= COM.MICROSOFT.CONCAT(&quot;require('../../assets/&quot;; [.D69];&quot;.png')&quot;)" office:value-type="string" office:string-value="require('../../assets/nineblue.png')" calcext:value-type="string">
            <text:p>require('../../assets/nineblue.png')</text:p>
          </table:table-cell>
          <table:table-cell table:formula="of:=COM.MICROSOFT.CONCAT(&quot;{ id: &quot;;[.A69] ;&quot;, name:'&quot;;[.D69];&quot;', source: &quot;;[.E69];&quot; },&quot;)" office:value-type="string" office:string-value="{ id: 68, name:'nineblue', source: require('../../assets/nineblue.png') }," calcext:value-type="string">
            <text:p>{ id: 68, name:'nineblue', source: require('../../assets/nineblue.png') },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blue</text:p>
          </table:table-cell>
          <table:table-cell table:formula="of:=COM.MICROSOFT.CONCAT([.B70];[.C70])" office:value-type="string" office:string-value="nineblue" calcext:value-type="string">
            <text:p>nineblue</text:p>
          </table:table-cell>
          <table:table-cell table:formula="of:= COM.MICROSOFT.CONCAT(&quot;require('../../assets/&quot;; [.D70];&quot;.png')&quot;)" office:value-type="string" office:string-value="require('../../assets/nineblue.png')" calcext:value-type="string">
            <text:p>require('../../assets/nineblue.png')</text:p>
          </table:table-cell>
          <table:table-cell table:formula="of:=COM.MICROSOFT.CONCAT(&quot;{ id: &quot;;[.A70] ;&quot;, name:'&quot;;[.D70];&quot;', source: &quot;;[.E70];&quot; },&quot;)" office:value-type="string" office:string-value="{ id: 69, name:'nineblue', source: require('../../assets/nineblue.png') }," calcext:value-type="string">
            <text:p>{ id: 69, name:'nineblue', source: require('../../assets/nineblue.png') },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rawtwo</text:p>
          </table:table-cell>
          <table:table-cell office:value-type="string" calcext:value-type="string">
            <text:p>blue</text:p>
          </table:table-cell>
          <table:table-cell table:formula="of:=COM.MICROSOFT.CONCAT([.B71];[.C71])" office:value-type="string" office:string-value="drawtwoblue" calcext:value-type="string">
            <text:p>drawtwoblue</text:p>
          </table:table-cell>
          <table:table-cell table:formula="of:= COM.MICROSOFT.CONCAT(&quot;require('../../assets/&quot;; [.D71];&quot;.png')&quot;)" office:value-type="string" office:string-value="require('../../assets/drawtwoblue.png')" calcext:value-type="string">
            <text:p>require('../../assets/drawtwoblue.png')</text:p>
          </table:table-cell>
          <table:table-cell table:formula="of:=COM.MICROSOFT.CONCAT(&quot;{ id: &quot;;[.A71] ;&quot;, name:'&quot;;[.D71];&quot;', source: &quot;;[.E71];&quot; },&quot;)" office:value-type="string" office:string-value="{ id: 70, name:'drawtwoblue', source: require('../../assets/drawtwoblue.png') }," calcext:value-type="string">
            <text:p>{ id: 70, name:'drawtwoblue', source: require('../../assets/drawtwoblue.png') },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rawtwo</text:p>
          </table:table-cell>
          <table:table-cell office:value-type="string" calcext:value-type="string">
            <text:p>blue</text:p>
          </table:table-cell>
          <table:table-cell table:formula="of:=COM.MICROSOFT.CONCAT([.B72];[.C72])" office:value-type="string" office:string-value="drawtwoblue" calcext:value-type="string">
            <text:p>drawtwoblue</text:p>
          </table:table-cell>
          <table:table-cell table:formula="of:= COM.MICROSOFT.CONCAT(&quot;require('../../assets/&quot;; [.D72];&quot;.png')&quot;)" office:value-type="string" office:string-value="require('../../assets/drawtwoblue.png')" calcext:value-type="string">
            <text:p>require('../../assets/drawtwoblue.png')</text:p>
          </table:table-cell>
          <table:table-cell table:formula="of:=COM.MICROSOFT.CONCAT(&quot;{ id: &quot;;[.A72] ;&quot;, name:'&quot;;[.D72];&quot;', source: &quot;;[.E72];&quot; },&quot;)" office:value-type="string" office:string-value="{ id: 71, name:'drawtwoblue', source: require('../../assets/drawtwoblue.png') }," calcext:value-type="string">
            <text:p>{ id: 71, name:'drawtwoblue', source: require('../../assets/drawtwoblue.png') },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blue</text:p>
          </table:table-cell>
          <table:table-cell table:formula="of:=COM.MICROSOFT.CONCAT([.B73];[.C73])" office:value-type="string" office:string-value="reverseblue" calcext:value-type="string">
            <text:p>reverseblue</text:p>
          </table:table-cell>
          <table:table-cell table:formula="of:= COM.MICROSOFT.CONCAT(&quot;require('../../assets/&quot;; [.D73];&quot;.png')&quot;)" office:value-type="string" office:string-value="require('../../assets/reverseblue.png')" calcext:value-type="string">
            <text:p>require('../../assets/reverseblue.png')</text:p>
          </table:table-cell>
          <table:table-cell table:formula="of:=COM.MICROSOFT.CONCAT(&quot;{ id: &quot;;[.A73] ;&quot;, name:'&quot;;[.D73];&quot;', source: &quot;;[.E73];&quot; },&quot;)" office:value-type="string" office:string-value="{ id: 72, name:'reverseblue', source: require('../../assets/reverseblue.png') }," calcext:value-type="string">
            <text:p>{ id: 72, name:'reverseblue', source: require('../../assets/reverseblue.png') },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blue</text:p>
          </table:table-cell>
          <table:table-cell table:formula="of:=COM.MICROSOFT.CONCAT([.B74];[.C74])" office:value-type="string" office:string-value="reverseblue" calcext:value-type="string">
            <text:p>reverseblue</text:p>
          </table:table-cell>
          <table:table-cell table:formula="of:= COM.MICROSOFT.CONCAT(&quot;require('../../assets/&quot;; [.D74];&quot;.png')&quot;)" office:value-type="string" office:string-value="require('../../assets/reverseblue.png')" calcext:value-type="string">
            <text:p>require('../../assets/reverseblue.png')</text:p>
          </table:table-cell>
          <table:table-cell table:formula="of:=COM.MICROSOFT.CONCAT(&quot;{ id: &quot;;[.A74] ;&quot;, name:'&quot;;[.D74];&quot;', source: &quot;;[.E74];&quot; },&quot;)" office:value-type="string" office:string-value="{ id: 73, name:'reverseblue', source: require('../../assets/reverseblue.png') }," calcext:value-type="string">
            <text:p>{ id: 73, name:'reverseblue', source: require('../../assets/reverseblue.png') },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blue</text:p>
          </table:table-cell>
          <table:table-cell table:formula="of:=COM.MICROSOFT.CONCAT([.B75];[.C75])" office:value-type="string" office:string-value="skipblue" calcext:value-type="string">
            <text:p>skipblue</text:p>
          </table:table-cell>
          <table:table-cell table:formula="of:= COM.MICROSOFT.CONCAT(&quot;require('../../assets/&quot;; [.D75];&quot;.png')&quot;)" office:value-type="string" office:string-value="require('../../assets/skipblue.png')" calcext:value-type="string">
            <text:p>require('../../assets/skipblue.png')</text:p>
          </table:table-cell>
          <table:table-cell table:formula="of:=COM.MICROSOFT.CONCAT(&quot;{ id: &quot;;[.A75] ;&quot;, name:'&quot;;[.D75];&quot;', source: &quot;;[.E75];&quot; },&quot;)" office:value-type="string" office:string-value="{ id: 74, name:'skipblue', source: require('../../assets/skipblue.png') }," calcext:value-type="string">
            <text:p>{ id: 74, name:'skipblue', source: require('../../assets/skipblue.png') },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blue</text:p>
          </table:table-cell>
          <table:table-cell table:formula="of:=COM.MICROSOFT.CONCAT([.B76];[.C76])" office:value-type="string" office:string-value="skipblue" calcext:value-type="string">
            <text:p>skipblue</text:p>
          </table:table-cell>
          <table:table-cell table:formula="of:= COM.MICROSOFT.CONCAT(&quot;require('../../assets/&quot;; [.D76];&quot;.png')&quot;)" office:value-type="string" office:string-value="require('../../assets/skipblue.png')" calcext:value-type="string">
            <text:p>require('../../assets/skipblue.png')</text:p>
          </table:table-cell>
          <table:table-cell table:formula="of:=COM.MICROSOFT.CONCAT(&quot;{ id: &quot;;[.A76] ;&quot;, name:'&quot;;[.D76];&quot;', source: &quot;;[.E76];&quot; },&quot;)" office:value-type="string" office:string-value="{ id: 75, name:'skipblue', source: require('../../assets/skipblue.png') }," calcext:value-type="string">
            <text:p>{ id: 75, name:'skipblue', source: require('../../assets/skipblue.png') },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green</text:p>
          </table:table-cell>
          <table:table-cell table:formula="of:=COM.MICROSOFT.CONCAT([.B77];[.C77])" office:value-type="string" office:string-value="zerogreen" calcext:value-type="string">
            <text:p>zerogreen</text:p>
          </table:table-cell>
          <table:table-cell table:formula="of:= COM.MICROSOFT.CONCAT(&quot;require('../../assets/&quot;; [.D77];&quot;.png')&quot;)" office:value-type="string" office:string-value="require('../../assets/zerogreen.png')" calcext:value-type="string">
            <text:p>require('../../assets/zerogreen.png')</text:p>
          </table:table-cell>
          <table:table-cell table:formula="of:=COM.MICROSOFT.CONCAT(&quot;{ id: &quot;;[.A77] ;&quot;, name:'&quot;;[.D77];&quot;', source: &quot;;[.E77];&quot; },&quot;)" office:value-type="string" office:string-value="{ id: 76, name:'zerogreen', source: require('../../assets/zerogreen.png') }," calcext:value-type="string">
            <text:p>{ id: 76, name:'zerogreen', source: require('../../assets/zerogreen.png') },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green</text:p>
          </table:table-cell>
          <table:table-cell table:formula="of:=COM.MICROSOFT.CONCAT([.B78];[.C78])" office:value-type="string" office:string-value="onegreen" calcext:value-type="string">
            <text:p>onegreen</text:p>
          </table:table-cell>
          <table:table-cell table:formula="of:= COM.MICROSOFT.CONCAT(&quot;require('../../assets/&quot;; [.D78];&quot;.png')&quot;)" office:value-type="string" office:string-value="require('../../assets/onegreen.png')" calcext:value-type="string">
            <text:p>require('../../assets/onegreen.png')</text:p>
          </table:table-cell>
          <table:table-cell table:formula="of:=COM.MICROSOFT.CONCAT(&quot;{ id: &quot;;[.A78] ;&quot;, name:'&quot;;[.D78];&quot;', source: &quot;;[.E78];&quot; },&quot;)" office:value-type="string" office:string-value="{ id: 77, name:'onegreen', source: require('../../assets/onegreen.png') }," calcext:value-type="string">
            <text:p>{ id: 77, name:'onegreen', source: require('../../assets/onegreen.png') },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green</text:p>
          </table:table-cell>
          <table:table-cell table:formula="of:=COM.MICROSOFT.CONCAT([.B79];[.C79])" office:value-type="string" office:string-value="onegreen" calcext:value-type="string">
            <text:p>onegreen</text:p>
          </table:table-cell>
          <table:table-cell table:formula="of:= COM.MICROSOFT.CONCAT(&quot;require('../../assets/&quot;; [.D79];&quot;.png')&quot;)" office:value-type="string" office:string-value="require('../../assets/onegreen.png')" calcext:value-type="string">
            <text:p>require('../../assets/onegreen.png')</text:p>
          </table:table-cell>
          <table:table-cell table:formula="of:=COM.MICROSOFT.CONCAT(&quot;{ id: &quot;;[.A79] ;&quot;, name:'&quot;;[.D79];&quot;', source: &quot;;[.E79];&quot; },&quot;)" office:value-type="string" office:string-value="{ id: 78, name:'onegreen', source: require('../../assets/onegreen.png') }," calcext:value-type="string">
            <text:p>{ id: 78, name:'onegreen', source: require('../../assets/onegreen.png') },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green</text:p>
          </table:table-cell>
          <table:table-cell table:formula="of:=COM.MICROSOFT.CONCAT([.B80];[.C80])" office:value-type="string" office:string-value="twogreen" calcext:value-type="string">
            <text:p>twogreen</text:p>
          </table:table-cell>
          <table:table-cell table:formula="of:= COM.MICROSOFT.CONCAT(&quot;require('../../assets/&quot;; [.D80];&quot;.png')&quot;)" office:value-type="string" office:string-value="require('../../assets/twogreen.png')" calcext:value-type="string">
            <text:p>require('../../assets/twogreen.png')</text:p>
          </table:table-cell>
          <table:table-cell table:formula="of:=COM.MICROSOFT.CONCAT(&quot;{ id: &quot;;[.A80] ;&quot;, name:'&quot;;[.D80];&quot;', source: &quot;;[.E80];&quot; },&quot;)" office:value-type="string" office:string-value="{ id: 79, name:'twogreen', source: require('../../assets/twogreen.png') }," calcext:value-type="string">
            <text:p>{ id: 79, name:'twogreen', source: require('../../assets/twogreen.png') },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green</text:p>
          </table:table-cell>
          <table:table-cell table:formula="of:=COM.MICROSOFT.CONCAT([.B81];[.C81])" office:value-type="string" office:string-value="twogreen" calcext:value-type="string">
            <text:p>twogreen</text:p>
          </table:table-cell>
          <table:table-cell table:formula="of:= COM.MICROSOFT.CONCAT(&quot;require('../../assets/&quot;; [.D81];&quot;.png')&quot;)" office:value-type="string" office:string-value="require('../../assets/twogreen.png')" calcext:value-type="string">
            <text:p>require('../../assets/twogreen.png')</text:p>
          </table:table-cell>
          <table:table-cell table:formula="of:=COM.MICROSOFT.CONCAT(&quot;{ id: &quot;;[.A81] ;&quot;, name:'&quot;;[.D81];&quot;', source: &quot;;[.E81];&quot; },&quot;)" office:value-type="string" office:string-value="{ id: 80, name:'twogreen', source: require('../../assets/twogreen.png') }," calcext:value-type="string">
            <text:p>{ id: 80, name:'twogreen', source: require('../../assets/twogreen.png') },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green</text:p>
          </table:table-cell>
          <table:table-cell table:formula="of:=COM.MICROSOFT.CONCAT([.B82];[.C82])" office:value-type="string" office:string-value="threegreen" calcext:value-type="string">
            <text:p>threegreen</text:p>
          </table:table-cell>
          <table:table-cell table:formula="of:= COM.MICROSOFT.CONCAT(&quot;require('../../assets/&quot;; [.D82];&quot;.png')&quot;)" office:value-type="string" office:string-value="require('../../assets/threegreen.png')" calcext:value-type="string">
            <text:p>require('../../assets/threegreen.png')</text:p>
          </table:table-cell>
          <table:table-cell table:formula="of:=COM.MICROSOFT.CONCAT(&quot;{ id: &quot;;[.A82] ;&quot;, name:'&quot;;[.D82];&quot;', source: &quot;;[.E82];&quot; },&quot;)" office:value-type="string" office:string-value="{ id: 81, name:'threegreen', source: require('../../assets/threegreen.png') }," calcext:value-type="string">
            <text:p>{ id: 81, name:'threegreen', source: require('../../assets/threegreen.png') },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green</text:p>
          </table:table-cell>
          <table:table-cell table:formula="of:=COM.MICROSOFT.CONCAT([.B83];[.C83])" office:value-type="string" office:string-value="threegreen" calcext:value-type="string">
            <text:p>threegreen</text:p>
          </table:table-cell>
          <table:table-cell table:formula="of:= COM.MICROSOFT.CONCAT(&quot;require('../../assets/&quot;; [.D83];&quot;.png')&quot;)" office:value-type="string" office:string-value="require('../../assets/threegreen.png')" calcext:value-type="string">
            <text:p>require('../../assets/threegreen.png')</text:p>
          </table:table-cell>
          <table:table-cell table:formula="of:=COM.MICROSOFT.CONCAT(&quot;{ id: &quot;;[.A83] ;&quot;, name:'&quot;;[.D83];&quot;', source: &quot;;[.E83];&quot; },&quot;)" office:value-type="string" office:string-value="{ id: 82, name:'threegreen', source: require('../../assets/threegreen.png') }," calcext:value-type="string">
            <text:p>{ id: 82, name:'threegreen', source: require('../../assets/threegreen.png') },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green</text:p>
          </table:table-cell>
          <table:table-cell table:formula="of:=COM.MICROSOFT.CONCAT([.B84];[.C84])" office:value-type="string" office:string-value="fourgreen" calcext:value-type="string">
            <text:p>fourgreen</text:p>
          </table:table-cell>
          <table:table-cell table:formula="of:= COM.MICROSOFT.CONCAT(&quot;require('../../assets/&quot;; [.D84];&quot;.png')&quot;)" office:value-type="string" office:string-value="require('../../assets/fourgreen.png')" calcext:value-type="string">
            <text:p>require('../../assets/fourgreen.png')</text:p>
          </table:table-cell>
          <table:table-cell table:formula="of:=COM.MICROSOFT.CONCAT(&quot;{ id: &quot;;[.A84] ;&quot;, name:'&quot;;[.D84];&quot;', source: &quot;;[.E84];&quot; },&quot;)" office:value-type="string" office:string-value="{ id: 83, name:'fourgreen', source: require('../../assets/fourgreen.png') }," calcext:value-type="string">
            <text:p>{ id: 83, name:'fourgreen', source: require('../../assets/fourgreen.png') },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green</text:p>
          </table:table-cell>
          <table:table-cell table:formula="of:=COM.MICROSOFT.CONCAT([.B85];[.C85])" office:value-type="string" office:string-value="fourgreen" calcext:value-type="string">
            <text:p>fourgreen</text:p>
          </table:table-cell>
          <table:table-cell table:formula="of:= COM.MICROSOFT.CONCAT(&quot;require('../../assets/&quot;; [.D85];&quot;.png')&quot;)" office:value-type="string" office:string-value="require('../../assets/fourgreen.png')" calcext:value-type="string">
            <text:p>require('../../assets/fourgreen.png')</text:p>
          </table:table-cell>
          <table:table-cell table:formula="of:=COM.MICROSOFT.CONCAT(&quot;{ id: &quot;;[.A85] ;&quot;, name:'&quot;;[.D85];&quot;', source: &quot;;[.E85];&quot; },&quot;)" office:value-type="string" office:string-value="{ id: 84, name:'fourgreen', source: require('../../assets/fourgreen.png') }," calcext:value-type="string">
            <text:p>{ id: 84, name:'fourgreen', source: require('../../assets/fourgreen.png') },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green</text:p>
          </table:table-cell>
          <table:table-cell table:formula="of:=COM.MICROSOFT.CONCAT([.B86];[.C86])" office:value-type="string" office:string-value="fivegreen" calcext:value-type="string">
            <text:p>fivegreen</text:p>
          </table:table-cell>
          <table:table-cell table:formula="of:= COM.MICROSOFT.CONCAT(&quot;require('../../assets/&quot;; [.D86];&quot;.png')&quot;)" office:value-type="string" office:string-value="require('../../assets/fivegreen.png')" calcext:value-type="string">
            <text:p>require('../../assets/fivegreen.png')</text:p>
          </table:table-cell>
          <table:table-cell table:formula="of:=COM.MICROSOFT.CONCAT(&quot;{ id: &quot;;[.A86] ;&quot;, name:'&quot;;[.D86];&quot;', source: &quot;;[.E86];&quot; },&quot;)" office:value-type="string" office:string-value="{ id: 85, name:'fivegreen', source: require('../../assets/fivegreen.png') }," calcext:value-type="string">
            <text:p>{ id: 85, name:'fivegreen', source: require('../../assets/fivegreen.png') },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green</text:p>
          </table:table-cell>
          <table:table-cell table:formula="of:=COM.MICROSOFT.CONCAT([.B87];[.C87])" office:value-type="string" office:string-value="fivegreen" calcext:value-type="string">
            <text:p>fivegreen</text:p>
          </table:table-cell>
          <table:table-cell table:formula="of:= COM.MICROSOFT.CONCAT(&quot;require('../../assets/&quot;; [.D87];&quot;.png')&quot;)" office:value-type="string" office:string-value="require('../../assets/fivegreen.png')" calcext:value-type="string">
            <text:p>require('../../assets/fivegreen.png')</text:p>
          </table:table-cell>
          <table:table-cell table:formula="of:=COM.MICROSOFT.CONCAT(&quot;{ id: &quot;;[.A87] ;&quot;, name:'&quot;;[.D87];&quot;', source: &quot;;[.E87];&quot; },&quot;)" office:value-type="string" office:string-value="{ id: 86, name:'fivegreen', source: require('../../assets/fivegreen.png') }," calcext:value-type="string">
            <text:p>{ id: 86, name:'fivegreen', source: require('../../assets/fivegreen.png') },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green</text:p>
          </table:table-cell>
          <table:table-cell table:formula="of:=COM.MICROSOFT.CONCAT([.B88];[.C88])" office:value-type="string" office:string-value="sixgreen" calcext:value-type="string">
            <text:p>sixgreen</text:p>
          </table:table-cell>
          <table:table-cell table:formula="of:= COM.MICROSOFT.CONCAT(&quot;require('../../assets/&quot;; [.D88];&quot;.png')&quot;)" office:value-type="string" office:string-value="require('../../assets/sixgreen.png')" calcext:value-type="string">
            <text:p>require('../../assets/sixgreen.png')</text:p>
          </table:table-cell>
          <table:table-cell table:formula="of:=COM.MICROSOFT.CONCAT(&quot;{ id: &quot;;[.A88] ;&quot;, name:'&quot;;[.D88];&quot;', source: &quot;;[.E88];&quot; },&quot;)" office:value-type="string" office:string-value="{ id: 87, name:'sixgreen', source: require('../../assets/sixgreen.png') }," calcext:value-type="string">
            <text:p>{ id: 87, name:'sixgreen', source: require('../../assets/sixgreen.png') },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green</text:p>
          </table:table-cell>
          <table:table-cell table:formula="of:=COM.MICROSOFT.CONCAT([.B89];[.C89])" office:value-type="string" office:string-value="sixgreen" calcext:value-type="string">
            <text:p>sixgreen</text:p>
          </table:table-cell>
          <table:table-cell table:formula="of:= COM.MICROSOFT.CONCAT(&quot;require('../../assets/&quot;; [.D89];&quot;.png')&quot;)" office:value-type="string" office:string-value="require('../../assets/sixgreen.png')" calcext:value-type="string">
            <text:p>require('../../assets/sixgreen.png')</text:p>
          </table:table-cell>
          <table:table-cell table:formula="of:=COM.MICROSOFT.CONCAT(&quot;{ id: &quot;;[.A89] ;&quot;, name:'&quot;;[.D89];&quot;', source: &quot;;[.E89];&quot; },&quot;)" office:value-type="string" office:string-value="{ id: 88, name:'sixgreen', source: require('../../assets/sixgreen.png') }," calcext:value-type="string">
            <text:p>{ id: 88, name:'sixgreen', source: require('../../assets/sixgreen.png') },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green</text:p>
          </table:table-cell>
          <table:table-cell table:formula="of:=COM.MICROSOFT.CONCAT([.B90];[.C90])" office:value-type="string" office:string-value="sevengreen" calcext:value-type="string">
            <text:p>sevengreen</text:p>
          </table:table-cell>
          <table:table-cell table:formula="of:= COM.MICROSOFT.CONCAT(&quot;require('../../assets/&quot;; [.D90];&quot;.png')&quot;)" office:value-type="string" office:string-value="require('../../assets/sevengreen.png')" calcext:value-type="string">
            <text:p>require('../../assets/sevengreen.png')</text:p>
          </table:table-cell>
          <table:table-cell table:formula="of:=COM.MICROSOFT.CONCAT(&quot;{ id: &quot;;[.A90] ;&quot;, name:'&quot;;[.D90];&quot;', source: &quot;;[.E90];&quot; },&quot;)" office:value-type="string" office:string-value="{ id: 89, name:'sevengreen', source: require('../../assets/sevengreen.png') }," calcext:value-type="string">
            <text:p>{ id: 89, name:'sevengreen', source: require('../../assets/sevengreen.png') },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green</text:p>
          </table:table-cell>
          <table:table-cell table:formula="of:=COM.MICROSOFT.CONCAT([.B91];[.C91])" office:value-type="string" office:string-value="sevengreen" calcext:value-type="string">
            <text:p>sevengreen</text:p>
          </table:table-cell>
          <table:table-cell table:formula="of:= COM.MICROSOFT.CONCAT(&quot;require('../../assets/&quot;; [.D91];&quot;.png')&quot;)" office:value-type="string" office:string-value="require('../../assets/sevengreen.png')" calcext:value-type="string">
            <text:p>require('../../assets/sevengreen.png')</text:p>
          </table:table-cell>
          <table:table-cell table:formula="of:=COM.MICROSOFT.CONCAT(&quot;{ id: &quot;;[.A91] ;&quot;, name:'&quot;;[.D91];&quot;', source: &quot;;[.E91];&quot; },&quot;)" office:value-type="string" office:string-value="{ id: 90, name:'sevengreen', source: require('../../assets/sevengreen.png') }," calcext:value-type="string">
            <text:p>{ id: 90, name:'sevengreen', source: require('../../assets/sevengreen.png') },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green</text:p>
          </table:table-cell>
          <table:table-cell table:formula="of:=COM.MICROSOFT.CONCAT([.B92];[.C92])" office:value-type="string" office:string-value="eightgreen" calcext:value-type="string">
            <text:p>eightgreen</text:p>
          </table:table-cell>
          <table:table-cell table:formula="of:= COM.MICROSOFT.CONCAT(&quot;require('../../assets/&quot;; [.D92];&quot;.png')&quot;)" office:value-type="string" office:string-value="require('../../assets/eightgreen.png')" calcext:value-type="string">
            <text:p>require('../../assets/eightgreen.png')</text:p>
          </table:table-cell>
          <table:table-cell table:formula="of:=COM.MICROSOFT.CONCAT(&quot;{ id: &quot;;[.A92] ;&quot;, name:'&quot;;[.D92];&quot;', source: &quot;;[.E92];&quot; },&quot;)" office:value-type="string" office:string-value="{ id: 91, name:'eightgreen', source: require('../../assets/eightgreen.png') }," calcext:value-type="string">
            <text:p>{ id: 91, name:'eightgreen', source: require('../../assets/eightgreen.png') },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green</text:p>
          </table:table-cell>
          <table:table-cell table:formula="of:=COM.MICROSOFT.CONCAT([.B93];[.C93])" office:value-type="string" office:string-value="eightgreen" calcext:value-type="string">
            <text:p>eightgreen</text:p>
          </table:table-cell>
          <table:table-cell table:formula="of:= COM.MICROSOFT.CONCAT(&quot;require('../../assets/&quot;; [.D93];&quot;.png')&quot;)" office:value-type="string" office:string-value="require('../../assets/eightgreen.png')" calcext:value-type="string">
            <text:p>require('../../assets/eightgreen.png')</text:p>
          </table:table-cell>
          <table:table-cell table:formula="of:=COM.MICROSOFT.CONCAT(&quot;{ id: &quot;;[.A93] ;&quot;, name:'&quot;;[.D93];&quot;', source: &quot;;[.E93];&quot; },&quot;)" office:value-type="string" office:string-value="{ id: 92, name:'eightgreen', source: require('../../assets/eightgreen.png') }," calcext:value-type="string">
            <text:p>{ id: 92, name:'eightgreen', source: require('../../assets/eightgreen.png') },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green</text:p>
          </table:table-cell>
          <table:table-cell table:formula="of:=COM.MICROSOFT.CONCAT([.B94];[.C94])" office:value-type="string" office:string-value="ninegreen" calcext:value-type="string">
            <text:p>ninegreen</text:p>
          </table:table-cell>
          <table:table-cell table:formula="of:= COM.MICROSOFT.CONCAT(&quot;require('../../assets/&quot;; [.D94];&quot;.png')&quot;)" office:value-type="string" office:string-value="require('../../assets/ninegreen.png')" calcext:value-type="string">
            <text:p>require('../../assets/ninegreen.png')</text:p>
          </table:table-cell>
          <table:table-cell table:formula="of:=COM.MICROSOFT.CONCAT(&quot;{ id: &quot;;[.A94] ;&quot;, name:'&quot;;[.D94];&quot;', source: &quot;;[.E94];&quot; },&quot;)" office:value-type="string" office:string-value="{ id: 93, name:'ninegreen', source: require('../../assets/ninegreen.png') }," calcext:value-type="string">
            <text:p>{ id: 93, name:'ninegreen', source: require('../../assets/ninegreen.png') },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green</text:p>
          </table:table-cell>
          <table:table-cell table:formula="of:=COM.MICROSOFT.CONCAT([.B95];[.C95])" office:value-type="string" office:string-value="ninegreen" calcext:value-type="string">
            <text:p>ninegreen</text:p>
          </table:table-cell>
          <table:table-cell table:formula="of:= COM.MICROSOFT.CONCAT(&quot;require('../../assets/&quot;; [.D95];&quot;.png')&quot;)" office:value-type="string" office:string-value="require('../../assets/ninegreen.png')" calcext:value-type="string">
            <text:p>require('../../assets/ninegreen.png')</text:p>
          </table:table-cell>
          <table:table-cell table:formula="of:=COM.MICROSOFT.CONCAT(&quot;{ id: &quot;;[.A95] ;&quot;, name:'&quot;;[.D95];&quot;', source: &quot;;[.E95];&quot; },&quot;)" office:value-type="string" office:string-value="{ id: 94, name:'ninegreen', source: require('../../assets/ninegreen.png') }," calcext:value-type="string">
            <text:p>{ id: 94, name:'ninegreen', source: require('../../assets/ninegreen.png') },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rawtwo</text:p>
          </table:table-cell>
          <table:table-cell office:value-type="string" calcext:value-type="string">
            <text:p>green</text:p>
          </table:table-cell>
          <table:table-cell table:formula="of:=COM.MICROSOFT.CONCAT([.B96];[.C96])" office:value-type="string" office:string-value="drawtwogreen" calcext:value-type="string">
            <text:p>drawtwogreen</text:p>
          </table:table-cell>
          <table:table-cell table:formula="of:= COM.MICROSOFT.CONCAT(&quot;require('../../assets/&quot;; [.D96];&quot;.png')&quot;)" office:value-type="string" office:string-value="require('../../assets/drawtwogreen.png')" calcext:value-type="string">
            <text:p>require('../../assets/drawtwogreen.png')</text:p>
          </table:table-cell>
          <table:table-cell table:formula="of:=COM.MICROSOFT.CONCAT(&quot;{ id: &quot;;[.A96] ;&quot;, name:'&quot;;[.D96];&quot;', source: &quot;;[.E96];&quot; },&quot;)" office:value-type="string" office:string-value="{ id: 95, name:'drawtwogreen', source: require('../../assets/drawtwogreen.png') }," calcext:value-type="string">
            <text:p>{ id: 95, name:'drawtwogreen', source: require('../../assets/drawtwogreen.png') },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rawtwo</text:p>
          </table:table-cell>
          <table:table-cell office:value-type="string" calcext:value-type="string">
            <text:p>green</text:p>
          </table:table-cell>
          <table:table-cell table:formula="of:=COM.MICROSOFT.CONCAT([.B97];[.C97])" office:value-type="string" office:string-value="drawtwogreen" calcext:value-type="string">
            <text:p>drawtwogreen</text:p>
          </table:table-cell>
          <table:table-cell table:formula="of:= COM.MICROSOFT.CONCAT(&quot;require('../../assets/&quot;; [.D97];&quot;.png')&quot;)" office:value-type="string" office:string-value="require('../../assets/drawtwogreen.png')" calcext:value-type="string">
            <text:p>require('../../assets/drawtwogreen.png')</text:p>
          </table:table-cell>
          <table:table-cell table:formula="of:=COM.MICROSOFT.CONCAT(&quot;{ id: &quot;;[.A97] ;&quot;, name:'&quot;;[.D97];&quot;', source: &quot;;[.E97];&quot; },&quot;)" office:value-type="string" office:string-value="{ id: 96, name:'drawtwogreen', source: require('../../assets/drawtwogreen.png') }," calcext:value-type="string">
            <text:p>{ id: 96, name:'drawtwogreen', source: require('../../assets/drawtwogreen.png') },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green</text:p>
          </table:table-cell>
          <table:table-cell table:formula="of:=COM.MICROSOFT.CONCAT([.B98];[.C98])" office:value-type="string" office:string-value="reversegreen" calcext:value-type="string">
            <text:p>reversegreen</text:p>
          </table:table-cell>
          <table:table-cell table:formula="of:= COM.MICROSOFT.CONCAT(&quot;require('../../assets/&quot;; [.D98];&quot;.png')&quot;)" office:value-type="string" office:string-value="require('../../assets/reversegreen.png')" calcext:value-type="string">
            <text:p>require('../../assets/reversegreen.png')</text:p>
          </table:table-cell>
          <table:table-cell table:formula="of:=COM.MICROSOFT.CONCAT(&quot;{ id: &quot;;[.A98] ;&quot;, name:'&quot;;[.D98];&quot;', source: &quot;;[.E98];&quot; },&quot;)" office:value-type="string" office:string-value="{ id: 97, name:'reversegreen', source: require('../../assets/reversegreen.png') }," calcext:value-type="string">
            <text:p>{ id: 97, name:'reversegreen', source: require('../../assets/reversegreen.png') },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green</text:p>
          </table:table-cell>
          <table:table-cell table:formula="of:=COM.MICROSOFT.CONCAT([.B99];[.C99])" office:value-type="string" office:string-value="reversegreen" calcext:value-type="string">
            <text:p>reversegreen</text:p>
          </table:table-cell>
          <table:table-cell table:formula="of:= COM.MICROSOFT.CONCAT(&quot;require('../../assets/&quot;; [.D99];&quot;.png')&quot;)" office:value-type="string" office:string-value="require('../../assets/reversegreen.png')" calcext:value-type="string">
            <text:p>require('../../assets/reversegreen.png')</text:p>
          </table:table-cell>
          <table:table-cell table:formula="of:=COM.MICROSOFT.CONCAT(&quot;{ id: &quot;;[.A99] ;&quot;, name:'&quot;;[.D99];&quot;', source: &quot;;[.E99];&quot; },&quot;)" office:value-type="string" office:string-value="{ id: 98, name:'reversegreen', source: require('../../assets/reversegreen.png') }," calcext:value-type="string">
            <text:p>{ id: 98, name:'reversegreen', source: require('../../assets/reversegreen.png') },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green</text:p>
          </table:table-cell>
          <table:table-cell table:formula="of:=COM.MICROSOFT.CONCAT([.B100];[.C100])" office:value-type="string" office:string-value="skipgreen" calcext:value-type="string">
            <text:p>skipgreen</text:p>
          </table:table-cell>
          <table:table-cell table:formula="of:= COM.MICROSOFT.CONCAT(&quot;require('../../assets/&quot;; [.D100];&quot;.png')&quot;)" office:value-type="string" office:string-value="require('../../assets/skipgreen.png')" calcext:value-type="string">
            <text:p>require('../../assets/skipgreen.png')</text:p>
          </table:table-cell>
          <table:table-cell table:formula="of:=COM.MICROSOFT.CONCAT(&quot;{ id: &quot;;[.A100] ;&quot;, name:'&quot;;[.D100];&quot;', source: &quot;;[.E100];&quot; },&quot;)" office:value-type="string" office:string-value="{ id: 99, name:'skipgreen', source: require('../../assets/skipgreen.png') }," calcext:value-type="string">
            <text:p>{ id: 99, name:'skipgreen', source: require('../../assets/skipgreen.png') },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green</text:p>
          </table:table-cell>
          <table:table-cell table:formula="of:=COM.MICROSOFT.CONCAT([.B101];[.C101])" office:value-type="string" office:string-value="skipgreen" calcext:value-type="string">
            <text:p>skipgreen</text:p>
          </table:table-cell>
          <table:table-cell table:formula="of:= COM.MICROSOFT.CONCAT(&quot;require('../../assets/&quot;; [.D101];&quot;.png')&quot;)" office:value-type="string" office:string-value="require('../../assets/skipgreen.png')" calcext:value-type="string">
            <text:p>require('../../assets/skipgreen.png')</text:p>
          </table:table-cell>
          <table:table-cell table:formula="of:=COM.MICROSOFT.CONCAT(&quot;{ id: &quot;;[.A101] ;&quot;, name:'&quot;;[.D101];&quot;', source: &quot;;[.E101];&quot; },&quot;)" office:value-type="string" office:string-value="{ id: 100, name:'skipgreen', source: require('../../assets/skipgreen.png') }," calcext:value-type="string">
            <text:p>{ id: 100, name:'skipgreen', source: require('../../assets/skipgreen.png') },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wild</text:p>
          </table:table-cell>
          <table:table-cell/>
          <table:table-cell table:formula="of:=[.B102]" office:value-type="string" office:string-value="wild" calcext:value-type="string">
            <text:p>wild</text:p>
          </table:table-cell>
          <table:table-cell table:formula="of:= COM.MICROSOFT.CONCAT(&quot;require('../../assets/&quot;; [.D102];&quot;.png')&quot;)" office:value-type="string" office:string-value="require('../../assets/wild.png')" calcext:value-type="string">
            <text:p>require('../../assets/wild.png')</text:p>
          </table:table-cell>
          <table:table-cell table:formula="of:=COM.MICROSOFT.CONCAT(&quot;{ id: &quot;;[.A102] ;&quot;, name:'&quot;;[.D102];&quot;', source: &quot;;[.E102];&quot; },&quot;)" office:value-type="string" office:string-value="{ id: 101, name:'wild', source: require('../../assets/wild.png') }," calcext:value-type="string">
            <text:p>{ id: 101, name:'wild', source: require('../../assets/wild.png') },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wild</text:p>
          </table:table-cell>
          <table:table-cell/>
          <table:table-cell table:formula="of:=[.B103]" office:value-type="string" office:string-value="wild" calcext:value-type="string">
            <text:p>wild</text:p>
          </table:table-cell>
          <table:table-cell table:formula="of:= COM.MICROSOFT.CONCAT(&quot;require('../../assets/&quot;; [.D103];&quot;.png')&quot;)" office:value-type="string" office:string-value="require('../../assets/wild.png')" calcext:value-type="string">
            <text:p>require('../../assets/wild.png')</text:p>
          </table:table-cell>
          <table:table-cell table:formula="of:=COM.MICROSOFT.CONCAT(&quot;{ id: &quot;;[.A103] ;&quot;, name:'&quot;;[.D103];&quot;', source: &quot;;[.E103];&quot; },&quot;)" office:value-type="string" office:string-value="{ id: 102, name:'wild', source: require('../../assets/wild.png') }," calcext:value-type="string">
            <text:p>{ id: 102, name:'wild', source: require('../../assets/wild.png') },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wild</text:p>
          </table:table-cell>
          <table:table-cell/>
          <table:table-cell table:formula="of:=[.B104]" office:value-type="string" office:string-value="wild" calcext:value-type="string">
            <text:p>wild</text:p>
          </table:table-cell>
          <table:table-cell table:formula="of:= COM.MICROSOFT.CONCAT(&quot;require('../../assets/&quot;; [.D104];&quot;.png')&quot;)" office:value-type="string" office:string-value="require('../../assets/wild.png')" calcext:value-type="string">
            <text:p>require('../../assets/wild.png')</text:p>
          </table:table-cell>
          <table:table-cell table:formula="of:=COM.MICROSOFT.CONCAT(&quot;{ id: &quot;;[.A104] ;&quot;, name:'&quot;;[.D104];&quot;', source: &quot;;[.E104];&quot; },&quot;)" office:value-type="string" office:string-value="{ id: 103, name:'wild', source: require('../../assets/wild.png') }," calcext:value-type="string">
            <text:p>{ id: 103, name:'wild', source: require('../../assets/wild.png') },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wild</text:p>
          </table:table-cell>
          <table:table-cell/>
          <table:table-cell table:formula="of:=[.B105]" office:value-type="string" office:string-value="wild" calcext:value-type="string">
            <text:p>wild</text:p>
          </table:table-cell>
          <table:table-cell table:formula="of:= COM.MICROSOFT.CONCAT(&quot;require('../../assets/&quot;; [.D105];&quot;.png')&quot;)" office:value-type="string" office:string-value="require('../../assets/wild.png')" calcext:value-type="string">
            <text:p>require('../../assets/wild.png')</text:p>
          </table:table-cell>
          <table:table-cell table:formula="of:=COM.MICROSOFT.CONCAT(&quot;{ id: &quot;;[.A105] ;&quot;, name:'&quot;;[.D105];&quot;', source: &quot;;[.E105];&quot; },&quot;)" office:value-type="string" office:string-value="{ id: 104, name:'wild', source: require('../../assets/wild.png') }," calcext:value-type="string">
            <text:p>{ id: 104, name:'wild', source: require('../../assets/wild.png') },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wilddrawfour</text:p>
          </table:table-cell>
          <table:table-cell/>
          <table:table-cell table:formula="of:=[.B106]" office:value-type="string" office:string-value="wilddrawfour" calcext:value-type="string">
            <text:p>wilddrawfour</text:p>
          </table:table-cell>
          <table:table-cell table:formula="of:= COM.MICROSOFT.CONCAT(&quot;require('../../assets/&quot;; [.D106];&quot;.png')&quot;)" office:value-type="string" office:string-value="require('../../assets/wilddrawfour.png')" calcext:value-type="string">
            <text:p>require('../../assets/wilddrawfour.png')</text:p>
          </table:table-cell>
          <table:table-cell table:formula="of:=COM.MICROSOFT.CONCAT(&quot;{ id: &quot;;[.A106] ;&quot;, name:'&quot;;[.D106];&quot;', source: &quot;;[.E106];&quot; },&quot;)" office:value-type="string" office:string-value="{ id: 105, name:'wilddrawfour', source: require('../../assets/wilddrawfour.png') }," calcext:value-type="string">
            <text:p>{ id: 105, name:'wilddrawfour', source: require('../../assets/wilddrawfour.png') },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wilddrawfour</text:p>
          </table:table-cell>
          <table:table-cell/>
          <table:table-cell table:formula="of:=[.B107]" office:value-type="string" office:string-value="wilddrawfour" calcext:value-type="string">
            <text:p>wilddrawfour</text:p>
          </table:table-cell>
          <table:table-cell table:formula="of:= COM.MICROSOFT.CONCAT(&quot;require('../../assets/&quot;; [.D107];&quot;.png')&quot;)" office:value-type="string" office:string-value="require('../../assets/wilddrawfour.png')" calcext:value-type="string">
            <text:p>require('../../assets/wilddrawfour.png')</text:p>
          </table:table-cell>
          <table:table-cell table:formula="of:=COM.MICROSOFT.CONCAT(&quot;{ id: &quot;;[.A107] ;&quot;, name:'&quot;;[.D107];&quot;', source: &quot;;[.E107];&quot; },&quot;)" office:value-type="string" office:string-value="{ id: 106, name:'wilddrawfour', source: require('../../assets/wilddrawfour.png') }," calcext:value-type="string">
            <text:p>{ id: 106, name:'wilddrawfour', source: require('../../assets/wilddrawfour.png') },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ilddrawfour</text:p>
          </table:table-cell>
          <table:table-cell/>
          <table:table-cell table:formula="of:=[.B108]" office:value-type="string" office:string-value="wilddrawfour" calcext:value-type="string">
            <text:p>wilddrawfour</text:p>
          </table:table-cell>
          <table:table-cell table:formula="of:= COM.MICROSOFT.CONCAT(&quot;require('../../assets/&quot;; [.D108];&quot;.png')&quot;)" office:value-type="string" office:string-value="require('../../assets/wilddrawfour.png')" calcext:value-type="string">
            <text:p>require('../../assets/wilddrawfour.png')</text:p>
          </table:table-cell>
          <table:table-cell table:formula="of:=COM.MICROSOFT.CONCAT(&quot;{ id: &quot;;[.A108] ;&quot;, name:'&quot;;[.D108];&quot;', source: &quot;;[.E108];&quot; },&quot;)" office:value-type="string" office:string-value="{ id: 107, name:'wilddrawfour', source: require('../../assets/wilddrawfour.png') }," calcext:value-type="string">
            <text:p>{ id: 107, name:'wilddrawfour', source: require('../../assets/wilddrawfour.png') },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wilddrawfour</text:p>
          </table:table-cell>
          <table:table-cell/>
          <table:table-cell table:formula="of:=[.B109]" office:value-type="string" office:string-value="wilddrawfour" calcext:value-type="string">
            <text:p>wilddrawfour</text:p>
          </table:table-cell>
          <table:table-cell table:formula="of:= COM.MICROSOFT.CONCAT(&quot;require('../../assets/&quot;; [.D109];&quot;.png')&quot;)" office:value-type="string" office:string-value="require('../../assets/wilddrawfour.png')" calcext:value-type="string">
            <text:p>require('../../assets/wilddrawfour.png')</text:p>
          </table:table-cell>
          <table:table-cell table:formula="of:=COM.MICROSOFT.CONCAT(&quot;{ id: &quot;;[.A109] ;&quot;, name:'&quot;;[.D109];&quot;', source: &quot;;[.E109];&quot; },&quot;)" office:value-type="string" office:string-value="{ id: 108, name:'wilddrawfour', source: require('../../assets/wilddrawfour.png') }," calcext:value-type="string">
            <text:p>{ id: 108, name:'wilddrawfour', source: require('../../assets/wilddrawfour.png')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01:23:37.620892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01:23:43.904131548</meta:creation-date>
    <meta:editing-duration>PT12H6M8S</meta:editing-duration>
    <meta:editing-cycles>2</meta:editing-cycles>
    <meta:generator>LibreOffice/6.0.7.3$Linux_X86_64 LibreOffice_project/00m0$Build-3</meta:generator>
    <dc:date>2020-04-03T13:39:56.950361214</dc:date>
    <meta:document-statistic meta:table-count="1" meta:cell-count="644" meta:object-count="0"/>
  </office:meta>
</office:document-meta>
</file>